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1569in" fo:margin-left="-0.0785in" table:align="left" style:writing-mode="lr-tb"/>
    </style:style>
    <style:style style:name="Table1.A" style:family="table-column">
      <style:table-column-properties style:column-width="2.1688in"/>
    </style:style>
    <style:style style:name="Table1.B" style:family="table-column">
      <style:table-column-properties style:column-width="3.9882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 style:family="table-cell">
      <style:table-cell-properties style:vertical-align="top" fo:padding-left="0.075in" fo:padding-right="0.075in" fo:padding-top="0in" fo:padding-bottom="0in" fo:border="0.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3"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ella1" style:family="table">
      <style:table-properties style:width="7.0174in" fo:break-before="auto" fo:break-after="auto" table:align="left"/>
    </style:style>
    <style:style style:name="Tabella1.A" style:family="table-column">
      <style:table-column-properties style:column-width="0.7104in"/>
    </style:style>
    <style:style style:name="Tabella1.B" style:family="table-column">
      <style:table-column-properties style:column-width="6.3069in"/>
    </style:style>
    <style:style style:name="Tabella1.A1" style:family="table-cell">
      <style:table-cell-properties fo:background-color="#99ffff" fo:padding="0.0382in" fo:border-left="0.05pt solid #000000" fo:border-right="none" fo:border-top="0.05pt solid #000000" fo:border-bottom="0.05pt solid #000000">
        <style:background-image/>
      </style:table-cell-properties>
    </style:style>
    <style:style style:name="Tabella1.B1" style:family="table-cell">
      <style:table-cell-properties fo:padding="0.0382in" fo:border="0.05pt solid #000000"/>
    </style:style>
    <style:style style:name="Tabella1.A2" style:family="table-cell">
      <style:table-cell-properties fo:background-color="#99ffff" fo:padding="0.0382in" fo:border-left="0.05pt solid #000000" fo:border-right="none" fo:border-top="none" fo:border-bottom="0.05pt solid #000000">
        <style:background-image/>
      </style:table-cell-properties>
    </style:style>
    <style:style style:name="Tabella1.B2" style:family="table-cell">
      <style:table-cell-properties fo:padding="0.0382in" fo:border-left="0.05pt solid #000000" fo:border-right="0.05pt solid #000000" fo:border-top="none" fo:border-bottom="0.05pt solid #000000"/>
    </style:style>
    <style:style style:name="Tabella1.B3" style:family="table-cell">
      <style:table-cell-properties fo:padding="0.0382in" fo:border-left="0.05pt solid #000000" fo:border-right="0.05pt solid #000000" fo:border-top="none" fo:border-bottom="0.05pt solid #000000"/>
    </style:style>
    <style:style style:name="Tabella1.B4" style:family="table-cell">
      <style:table-cell-properties fo:padding="0.0382in" fo:border-left="0.05pt solid #000000" fo:border-right="0.05pt solid #000000" fo:border-top="none" fo:border-bottom="0.05pt solid #000000"/>
    </style:style>
    <style:style style:name="Tabella1.B5" style:family="table-cell">
      <style:table-cell-properties fo:padding="0.0382in" fo:border-left="0.05pt solid #000000" fo:border-right="0.05pt solid #000000" fo:border-top="none" fo:border-bottom="0.05pt solid #000000"/>
    </style:style>
    <style:style style:name="Tabella1.B6" style:family="table-cell">
      <style:table-cell-properties fo:padding="0.0382in" fo:border-left="0.05pt solid #000000" fo:border-right="0.05pt solid #000000" fo:border-top="none" fo:border-bottom="0.05pt solid #000000"/>
    </style:style>
    <style:style style:name="Tabella1.B7" style:family="table-cell">
      <style:table-cell-properties fo:padding="0.0382in" fo:border-left="0.05pt solid #000000" fo:border-right="0.05pt solid #000000" fo:border-top="none" fo:border-bottom="0.05pt solid #000000"/>
    </style:style>
    <style:style style:name="Tabella2" style:family="table">
      <style:table-properties style:width="7.0174in" table:align="left"/>
    </style:style>
    <style:style style:name="Tabella2.A" style:family="table-column">
      <style:table-column-properties style:column-width="1.534in"/>
    </style:style>
    <style:style style:name="Tabella2.B" style:family="table-column">
      <style:table-column-properties style:column-width="5.4833in"/>
    </style:style>
    <style:style style:name="Tabella2.A1" style:family="table-cell">
      <style:table-cell-properties fo:background-color="#ffff66" fo:padding="0.0382in" fo:border-left="0.05pt solid #000000" fo:border-right="none" fo:border-top="0.05pt solid #000000" fo:border-bottom="0.05pt solid #000000">
        <style:background-image/>
      </style:table-cell-properties>
    </style:style>
    <style:style style:name="Tabella2.B1" style:family="table-cell">
      <style:table-cell-properties fo:background-color="#ffff66" fo:padding="0.0382in" fo:border="0.05pt solid #000000">
        <style:background-image/>
      </style:table-cell-properties>
    </style:style>
    <style:style style:name="Tabella2.A2" style:family="table-cell">
      <style:table-cell-properties fo:background-color="#ffff66" fo:padding="0.0382in" fo:border-left="0.05pt solid #000000" fo:border-right="none" fo:border-top="none" fo:border-bottom="0.05pt solid #000000">
        <style:background-image/>
      </style:table-cell-properties>
    </style:style>
    <style:style style:name="Tabella2.B2" style:family="table-cell">
      <style:table-cell-properties fo:background-color="#ffff66" fo:padding="0.0382in" fo:border-left="0.05pt solid #000000" fo:border-right="0.05pt solid #000000" fo:border-top="none" fo:border-bottom="0.05pt solid #000000">
        <style:background-image/>
      </style:table-cell-properties>
    </style:style>
    <style:style style:name="Tabella2.A9" style:family="table-cell">
      <style:table-cell-properties fo:background-color="#ffffff" fo:padding="0.0382in" fo:border-left="0.05pt solid #000000" fo:border-right="none" fo:border-top="none" fo:border-bottom="0.05pt solid #000000">
        <style:background-image/>
      </style:table-cell-properties>
    </style:style>
    <style:style style:name="Tabella2.B9"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ella2.A10" style:family="table-cell">
      <style:table-cell-properties fo:background-color="#99ffff" fo:padding="0.0382in" fo:border-left="0.05pt solid #000000" fo:border-right="none" fo:border-top="none" fo:border-bottom="0.05pt solid #000000">
        <style:background-image/>
      </style:table-cell-properties>
    </style:style>
    <style:style style:name="Tabella2.B10" style:family="table-cell">
      <style:table-cell-properties fo:background-color="#99ffff" fo:padding="0.0382in" fo:border-left="0.05pt solid #000000" fo:border-right="0.05pt solid #000000" fo:border-top="none" fo:border-bottom="0.05pt solid #000000">
        <style:background-image/>
      </style:table-cell-properties>
    </style:style>
    <style:style style:name="Tabella2.A20" style:family="table-cell">
      <style:table-cell-properties fo:padding="0.0382in" fo:border-left="0.05pt solid #000000" fo:border-right="none" fo:border-top="none" fo:border-bottom="0.05pt solid #000000"/>
    </style:style>
    <style:style style:name="Tabella2.B20" style:family="table-cell">
      <style:table-cell-properties fo:padding="0.0382in" fo:border-left="0.05pt solid #000000" fo:border-right="0.05pt solid #000000" fo:border-top="none" fo:border-bottom="0.05pt solid #000000"/>
    </style:style>
    <style:style style:name="Tabella2.A21" style:family="table-cell">
      <style:table-cell-properties fo:background-color="#dddddd" fo:padding="0.0382in" fo:border-left="0.05pt solid #000000" fo:border-right="none" fo:border-top="none" fo:border-bottom="0.05pt solid #000000">
        <style:background-image/>
      </style:table-cell-properties>
    </style:style>
    <style:style style:name="Tabella2.B21"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ella3" style:family="table">
      <style:table-properties style:width="7.0174in" table:align="left"/>
    </style:style>
    <style:style style:name="Tabella3.A" style:family="table-column">
      <style:table-column-properties style:column-width="1.534in"/>
    </style:style>
    <style:style style:name="Tabella3.B" style:family="table-column">
      <style:table-column-properties style:column-width="5.4833in"/>
    </style:style>
    <style:style style:name="Tabella3.A1" style:family="table-cell">
      <style:table-cell-properties fo:background-color="#ffff66" fo:padding="0.0382in" fo:border-left="0.05pt solid #000000" fo:border-right="none" fo:border-top="0.05pt solid #000000" fo:border-bottom="0.05pt solid #000000">
        <style:background-image/>
      </style:table-cell-properties>
    </style:style>
    <style:style style:name="Tabella3.B1" style:family="table-cell">
      <style:table-cell-properties fo:background-color="#ffff66" fo:padding="0.0382in" fo:border="0.05pt solid #000000">
        <style:background-image/>
      </style:table-cell-properties>
    </style:style>
    <style:style style:name="Tabella3.A2" style:family="table-cell">
      <style:table-cell-properties fo:background-color="#ffff66" fo:padding="0.0382in" fo:border-left="0.05pt solid #000000" fo:border-right="none" fo:border-top="none" fo:border-bottom="0.05pt solid #000000">
        <style:background-image/>
      </style:table-cell-properties>
    </style:style>
    <style:style style:name="Tabella3.B2" style:family="table-cell">
      <style:table-cell-properties fo:background-color="#ffff66" fo:padding="0.0382in" fo:border-left="0.05pt solid #000000" fo:border-right="0.05pt solid #000000" fo:border-top="none" fo:border-bottom="0.05pt solid #000000">
        <style:background-image/>
      </style:table-cell-properties>
    </style:style>
    <style:style style:name="Tabella3.A9" style:family="table-cell">
      <style:table-cell-properties fo:background-color="#ffffff" fo:padding="0.0382in" fo:border-left="0.05pt solid #000000" fo:border-right="none" fo:border-top="none" fo:border-bottom="0.05pt solid #000000">
        <style:background-image/>
      </style:table-cell-properties>
    </style:style>
    <style:style style:name="Tabella3.B9"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ella3.A10" style:family="table-cell">
      <style:table-cell-properties fo:background-color="#99ffff" fo:padding="0.0382in" fo:border-left="0.05pt solid #000000" fo:border-right="none" fo:border-top="none" fo:border-bottom="0.05pt solid #000000">
        <style:background-image/>
      </style:table-cell-properties>
    </style:style>
    <style:style style:name="Tabella3.B10" style:family="table-cell">
      <style:table-cell-properties fo:background-color="#99ffff" fo:padding="0.0382in" fo:border-left="0.05pt solid #000000" fo:border-right="0.05pt solid #000000" fo:border-top="none" fo:border-bottom="0.05pt solid #000000">
        <style:background-image/>
      </style:table-cell-properties>
    </style:style>
    <style:style style:name="Tabella3.A15" style:family="table-cell">
      <style:table-cell-properties fo:padding="0.0382in" fo:border-left="0.05pt solid #000000" fo:border-right="none" fo:border-top="none" fo:border-bottom="0.05pt solid #000000"/>
    </style:style>
    <style:style style:name="Tabella3.B15" style:family="table-cell">
      <style:table-cell-properties fo:padding="0.0382in" fo:border-left="0.05pt solid #000000" fo:border-right="0.05pt solid #000000" fo:border-top="none" fo:border-bottom="0.05pt solid #000000"/>
    </style:style>
    <style:style style:name="Tabella3.A16" style:family="table-cell">
      <style:table-cell-properties fo:padding="0.0382in" fo:border-left="0.05pt solid #000000" fo:border-right="none" fo:border-top="none" fo:border-bottom="0.05pt solid #000000"/>
    </style:style>
    <style:style style:name="Tabella3.B16" style:family="table-cell">
      <style:table-cell-properties fo:padding="0.0382in" fo:border-left="0.05pt solid #000000" fo:border-right="0.05pt solid #000000" fo:border-top="none" fo:border-bottom="0.05pt solid #000000"/>
    </style:style>
    <style:style style:name="Tabella4" style:family="table">
      <style:table-properties style:width="7.0174in" table:align="left"/>
    </style:style>
    <style:style style:name="Tabella4.A" style:family="table-column">
      <style:table-column-properties style:column-width="1.534in"/>
    </style:style>
    <style:style style:name="Tabella4.B" style:family="table-column">
      <style:table-column-properties style:column-width="5.4833in"/>
    </style:style>
    <style:style style:name="Tabella4.A1" style:family="table-cell">
      <style:table-cell-properties fo:background-color="#ffff66" fo:padding="0.0382in" fo:border-left="0.05pt solid #000000" fo:border-right="none" fo:border-top="0.05pt solid #000000" fo:border-bottom="0.05pt solid #000000">
        <style:background-image/>
      </style:table-cell-properties>
    </style:style>
    <style:style style:name="Tabella4.B1" style:family="table-cell">
      <style:table-cell-properties fo:background-color="#ffff66" fo:padding="0.0382in" fo:border="0.05pt solid #000000">
        <style:background-image/>
      </style:table-cell-properties>
    </style:style>
    <style:style style:name="Tabella4.A2" style:family="table-cell">
      <style:table-cell-properties fo:background-color="#ffff66" fo:padding="0.0382in" fo:border-left="0.05pt solid #000000" fo:border-right="none" fo:border-top="none" fo:border-bottom="0.05pt solid #000000">
        <style:background-image/>
      </style:table-cell-properties>
    </style:style>
    <style:style style:name="Tabella4.B2" style:family="table-cell">
      <style:table-cell-properties fo:background-color="#ffff66" fo:padding="0.0382in" fo:border-left="0.05pt solid #000000" fo:border-right="0.05pt solid #000000" fo:border-top="none" fo:border-bottom="0.05pt solid #000000">
        <style:background-image/>
      </style:table-cell-properties>
    </style:style>
    <style:style style:name="Tabella4.A9" style:family="table-cell">
      <style:table-cell-properties fo:background-color="#ffffff" fo:padding="0.0382in" fo:border-left="0.05pt solid #000000" fo:border-right="none" fo:border-top="none" fo:border-bottom="0.05pt solid #000000">
        <style:background-image/>
      </style:table-cell-properties>
    </style:style>
    <style:style style:name="Tabella4.B9"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ella4.A10" style:family="table-cell">
      <style:table-cell-properties fo:background-color="#99ffff" fo:padding="0.0382in" fo:border-left="0.05pt solid #000000" fo:border-right="none" fo:border-top="none" fo:border-bottom="0.05pt solid #000000">
        <style:background-image/>
      </style:table-cell-properties>
    </style:style>
    <style:style style:name="Tabella4.B10" style:family="table-cell">
      <style:table-cell-properties fo:background-color="#99ffff" fo:padding="0.0382in" fo:border-left="0.05pt solid #000000" fo:border-right="0.05pt solid #000000" fo:border-top="none" fo:border-bottom="0.05pt solid #000000">
        <style:background-image/>
      </style:table-cell-properties>
    </style:style>
    <style:style style:name="Tabella4.A17" style:family="table-cell">
      <style:table-cell-properties fo:padding="0.0382in" fo:border-left="0.05pt solid #000000" fo:border-right="none" fo:border-top="none" fo:border-bottom="0.05pt solid #000000"/>
    </style:style>
    <style:style style:name="Tabella4.B17" style:family="table-cell">
      <style:table-cell-properties fo:padding="0.0382in" fo:border-left="0.05pt solid #000000" fo:border-right="0.05pt solid #000000" fo:border-top="none" fo:border-bottom="0.05pt solid #000000"/>
    </style:style>
    <style:style style:name="Tabella4.A18" style:family="table-cell">
      <style:table-cell-properties fo:background-color="#dddddd" fo:padding="0.0382in" fo:border-left="0.05pt solid #000000" fo:border-right="none" fo:border-top="none" fo:border-bottom="0.05pt solid #000000">
        <style:background-image/>
      </style:table-cell-properties>
    </style:style>
    <style:style style:name="Tabella4.B18"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ella5" style:family="table">
      <style:table-properties style:width="7.0174in" table:align="left"/>
    </style:style>
    <style:style style:name="Tabella5.A" style:family="table-column">
      <style:table-column-properties style:column-width="1.534in"/>
    </style:style>
    <style:style style:name="Tabella5.B" style:family="table-column">
      <style:table-column-properties style:column-width="5.4833in"/>
    </style:style>
    <style:style style:name="Tabella5.A1" style:family="table-cell">
      <style:table-cell-properties fo:background-color="#ffff66" fo:padding="0.0382in" fo:border-left="0.05pt solid #000000" fo:border-right="none" fo:border-top="0.05pt solid #000000" fo:border-bottom="0.05pt solid #000000">
        <style:background-image/>
      </style:table-cell-properties>
    </style:style>
    <style:style style:name="Tabella5.B1" style:family="table-cell">
      <style:table-cell-properties fo:background-color="#ffff66" fo:padding="0.0382in" fo:border="0.05pt solid #000000">
        <style:background-image/>
      </style:table-cell-properties>
    </style:style>
    <style:style style:name="Tabella5.A2" style:family="table-cell">
      <style:table-cell-properties fo:background-color="#ffff66" fo:padding="0.0382in" fo:border-left="0.05pt solid #000000" fo:border-right="none" fo:border-top="none" fo:border-bottom="0.05pt solid #000000">
        <style:background-image/>
      </style:table-cell-properties>
    </style:style>
    <style:style style:name="Tabella5.B2" style:family="table-cell">
      <style:table-cell-properties fo:background-color="#ffff66" fo:padding="0.0382in" fo:border-left="0.05pt solid #000000" fo:border-right="0.05pt solid #000000" fo:border-top="none" fo:border-bottom="0.05pt solid #000000">
        <style:background-image/>
      </style:table-cell-properties>
    </style:style>
    <style:style style:name="Tabella5.A9" style:family="table-cell">
      <style:table-cell-properties fo:background-color="#ffffff" fo:padding="0.0382in" fo:border-left="0.05pt solid #000000" fo:border-right="none" fo:border-top="none" fo:border-bottom="0.05pt solid #000000">
        <style:background-image/>
      </style:table-cell-properties>
    </style:style>
    <style:style style:name="Tabella5.B9"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ella5.A10" style:family="table-cell">
      <style:table-cell-properties fo:background-color="#99ffff" fo:padding="0.0382in" fo:border-left="0.05pt solid #000000" fo:border-right="none" fo:border-top="none" fo:border-bottom="0.05pt solid #000000">
        <style:background-image/>
      </style:table-cell-properties>
    </style:style>
    <style:style style:name="Tabella5.B10" style:family="table-cell">
      <style:table-cell-properties fo:background-color="#99ffff" fo:padding="0.0382in" fo:border-left="0.05pt solid #000000" fo:border-right="0.05pt solid #000000" fo:border-top="none" fo:border-bottom="0.05pt solid #000000">
        <style:background-image/>
      </style:table-cell-properties>
    </style:style>
    <style:style style:name="Tabella5.A15" style:family="table-cell">
      <style:table-cell-properties fo:padding="0.0382in" fo:border-left="0.05pt solid #000000" fo:border-right="none" fo:border-top="none" fo:border-bottom="0.05pt solid #000000"/>
    </style:style>
    <style:style style:name="Tabella5.B15" style:family="table-cell">
      <style:table-cell-properties fo:padding="0.0382in" fo:border-left="0.05pt solid #000000" fo:border-right="0.05pt solid #000000" fo:border-top="none" fo:border-bottom="0.05pt solid #000000"/>
    </style:style>
    <style:style style:name="Tabella5.A16" style:family="table-cell">
      <style:table-cell-properties fo:background-color="#dddddd" fo:padding="0.0382in" fo:border-left="0.05pt solid #000000" fo:border-right="none" fo:border-top="none" fo:border-bottom="0.05pt solid #000000">
        <style:background-image/>
      </style:table-cell-properties>
    </style:style>
    <style:style style:name="Tabella5.B16"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ella6" style:family="table">
      <style:table-properties style:width="7.0174in" table:align="left"/>
    </style:style>
    <style:style style:name="Tabella6.A" style:family="table-column">
      <style:table-column-properties style:column-width="1.534in"/>
    </style:style>
    <style:style style:name="Tabella6.B" style:family="table-column">
      <style:table-column-properties style:column-width="5.4833in"/>
    </style:style>
    <style:style style:name="Tabella6.A1" style:family="table-cell">
      <style:table-cell-properties fo:background-color="#ffff66" fo:padding="0.0382in" fo:border-left="0.05pt solid #000000" fo:border-right="none" fo:border-top="0.05pt solid #000000" fo:border-bottom="0.05pt solid #000000">
        <style:background-image/>
      </style:table-cell-properties>
    </style:style>
    <style:style style:name="Tabella6.B1" style:family="table-cell">
      <style:table-cell-properties fo:background-color="#ffff66" fo:padding="0.0382in" fo:border="0.05pt solid #000000">
        <style:background-image/>
      </style:table-cell-properties>
    </style:style>
    <style:style style:name="Tabella6.A2" style:family="table-cell">
      <style:table-cell-properties fo:background-color="#ffff66" fo:padding="0.0382in" fo:border-left="0.05pt solid #000000" fo:border-right="none" fo:border-top="none" fo:border-bottom="0.05pt solid #000000">
        <style:background-image/>
      </style:table-cell-properties>
    </style:style>
    <style:style style:name="Tabella6.B2" style:family="table-cell">
      <style:table-cell-properties fo:background-color="#ffff66" fo:padding="0.0382in" fo:border-left="0.05pt solid #000000" fo:border-right="0.05pt solid #000000" fo:border-top="none" fo:border-bottom="0.05pt solid #000000">
        <style:background-image/>
      </style:table-cell-properties>
    </style:style>
    <style:style style:name="Tabella6.A9" style:family="table-cell">
      <style:table-cell-properties fo:background-color="#ffffff" fo:padding="0.0382in" fo:border-left="0.05pt solid #000000" fo:border-right="none" fo:border-top="none" fo:border-bottom="0.05pt solid #000000">
        <style:background-image/>
      </style:table-cell-properties>
    </style:style>
    <style:style style:name="Tabella6.B9"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ella6.A10" style:family="table-cell">
      <style:table-cell-properties fo:background-color="#99ffff" fo:padding="0.0382in" fo:border-left="0.05pt solid #000000" fo:border-right="none" fo:border-top="none" fo:border-bottom="0.05pt solid #000000">
        <style:background-image/>
      </style:table-cell-properties>
    </style:style>
    <style:style style:name="Tabella6.B10" style:family="table-cell">
      <style:table-cell-properties fo:background-color="#99ffff" fo:padding="0.0382in" fo:border-left="0.05pt solid #000000" fo:border-right="0.05pt solid #000000" fo:border-top="none" fo:border-bottom="0.05pt solid #000000">
        <style:background-image/>
      </style:table-cell-properties>
    </style:style>
    <style:style style:name="Tabella6.A14" style:family="table-cell">
      <style:table-cell-properties fo:padding="0.0382in" fo:border-left="0.05pt solid #000000" fo:border-right="none" fo:border-top="none" fo:border-bottom="0.05pt solid #000000"/>
    </style:style>
    <style:style style:name="Tabella6.B14" style:family="table-cell">
      <style:table-cell-properties fo:padding="0.0382in" fo:border-left="0.05pt solid #000000" fo:border-right="0.05pt solid #000000" fo:border-top="none" fo:border-bottom="0.05pt solid #000000"/>
    </style:style>
    <style:style style:name="Tabella7" style:family="table">
      <style:table-properties style:width="7.0174in" table:align="left"/>
    </style:style>
    <style:style style:name="Tabella7.A" style:family="table-column">
      <style:table-column-properties style:column-width="1.534in"/>
    </style:style>
    <style:style style:name="Tabella7.B" style:family="table-column">
      <style:table-column-properties style:column-width="5.4833in"/>
    </style:style>
    <style:style style:name="Tabella7.A1" style:family="table-cell">
      <style:table-cell-properties fo:background-color="#ffff66" fo:padding="0.0382in" fo:border-left="0.05pt solid #000000" fo:border-right="none" fo:border-top="0.05pt solid #000000" fo:border-bottom="0.05pt solid #000000">
        <style:background-image/>
      </style:table-cell-properties>
    </style:style>
    <style:style style:name="Tabella7.B1" style:family="table-cell">
      <style:table-cell-properties fo:background-color="#ffff66" fo:padding="0.0382in" fo:border="0.05pt solid #000000">
        <style:background-image/>
      </style:table-cell-properties>
    </style:style>
    <style:style style:name="Tabella7.A2" style:family="table-cell">
      <style:table-cell-properties fo:background-color="#ffff66" fo:padding="0.0382in" fo:border-left="0.05pt solid #000000" fo:border-right="none" fo:border-top="none" fo:border-bottom="0.05pt solid #000000">
        <style:background-image/>
      </style:table-cell-properties>
    </style:style>
    <style:style style:name="Tabella7.B2" style:family="table-cell">
      <style:table-cell-properties fo:background-color="#ffff66" fo:padding="0.0382in" fo:border-left="0.05pt solid #000000" fo:border-right="0.05pt solid #000000" fo:border-top="none" fo:border-bottom="0.05pt solid #000000">
        <style:background-image/>
      </style:table-cell-properties>
    </style:style>
    <style:style style:name="Tabella7.A9" style:family="table-cell">
      <style:table-cell-properties fo:background-color="#ffffff" fo:padding="0.0382in" fo:border-left="0.05pt solid #000000" fo:border-right="none" fo:border-top="none" fo:border-bottom="0.05pt solid #000000">
        <style:background-image/>
      </style:table-cell-properties>
    </style:style>
    <style:style style:name="Tabella7.B9"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ella7.A10" style:family="table-cell">
      <style:table-cell-properties fo:background-color="#99ffff" fo:padding="0.0382in" fo:border-left="0.05pt solid #000000" fo:border-right="none" fo:border-top="none" fo:border-bottom="0.05pt solid #000000">
        <style:background-image/>
      </style:table-cell-properties>
    </style:style>
    <style:style style:name="Tabella7.B10" style:family="table-cell">
      <style:table-cell-properties fo:background-color="#99ffff" fo:padding="0.0382in" fo:border-left="0.05pt solid #000000" fo:border-right="0.05pt solid #000000" fo:border-top="none" fo:border-bottom="0.05pt solid #000000">
        <style:background-image/>
      </style:table-cell-properties>
    </style:style>
    <style:style style:name="Tabella7.A15" style:family="table-cell">
      <style:table-cell-properties fo:padding="0.0382in" fo:border-left="0.05pt solid #000000" fo:border-right="none" fo:border-top="none" fo:border-bottom="0.05pt solid #000000"/>
    </style:style>
    <style:style style:name="Tabella7.B15" style:family="table-cell">
      <style:table-cell-properties fo:padding="0.0382in" fo:border-left="0.05pt solid #000000" fo:border-right="0.05pt solid #000000" fo:border-top="none" fo:border-bottom="0.05pt solid #000000"/>
    </style:style>
    <style:style style:name="Tabella7.A16" style:family="table-cell">
      <style:table-cell-properties fo:background-color="#dddddd" fo:padding="0.0382in" fo:border-left="0.05pt solid #000000" fo:border-right="none" fo:border-top="none" fo:border-bottom="0.05pt solid #000000">
        <style:background-image/>
      </style:table-cell-properties>
    </style:style>
    <style:style style:name="Tabella7.B16" style:family="table-cell">
      <style:table-cell-properties fo:background-color="#dddddd" fo:padding="0.0382in" fo:border-left="0.05pt solid #000000" fo:border-right="0.05pt solid #000000" fo:border-top="none" fo:border-bottom="0.05pt solid #000000">
        <style:background-image/>
      </style:table-cell-properties>
    </style:style>
    <style:style style:name="P1" style:family="paragraph" style:parent-style-name="Standard">
      <style:paragraph-properties fo:line-height="200%"/>
      <style:text-properties fo:language="it" fo:country="IT" officeooo:paragraph-rsid="001875d0"/>
    </style:style>
    <style:style style:name="P2" style:family="paragraph" style:parent-style-name="Standard">
      <style:paragraph-properties fo:text-align="center" style:justify-single-word="false"/>
      <style:text-properties fo:font-size="12pt" fo:language="it" fo:country="IT" fo:font-weight="bold" officeooo:paragraph-rsid="001875d0" style:font-size-asian="12pt" style:font-weight-asian="bold" style:font-weight-complex="bold"/>
    </style:style>
    <style:style style:name="P3" style:family="paragraph" style:parent-style-name="Standard">
      <style:paragraph-properties fo:line-height="200%"/>
      <style:text-properties fo:color="#000000" style:font-name="Times New Roman" fo:font-size="12pt" fo:language="it" fo:country="IT" fo:font-style="normal" fo:font-weight="normal" officeooo:rsid="00955c3b" officeooo:paragraph-rsid="001875d0" style:font-size-asian="12pt" style:font-style-asian="normal" style:font-weight-asian="normal" style:font-name-complex="Times New Roman" style:font-style-complex="normal" style:font-weight-complex="normal"/>
    </style:style>
    <style:style style:name="P4" style:family="paragraph" style:parent-style-name="Standard">
      <style:paragraph-properties fo:line-height="200%"/>
      <style:text-properties fo:color="#000000" style:font-name="Times New Roman" fo:font-size="12pt" fo:language="it" fo:country="IT" officeooo:rsid="00610097" officeooo:paragraph-rsid="001875d0" style:font-size-asian="12pt" style:font-name-complex="Times New Roman"/>
    </style:style>
    <style:style style:name="P5" style:family="paragraph" style:parent-style-name="Standard">
      <style:paragraph-properties fo:line-height="200%"/>
      <style:text-properties fo:color="#000000" style:font-name="Times New Roman" fo:font-size="12pt" fo:language="it" fo:country="IT" officeooo:rsid="008c3354" officeooo:paragraph-rsid="001875d0" style:font-size-asian="12pt" style:font-name-complex="Times New Roman"/>
    </style:style>
    <style:style style:name="P6" style:family="paragraph" style:parent-style-name="Standard">
      <style:paragraph-properties fo:line-height="200%"/>
      <style:text-properties fo:color="#000000" style:font-name="Times New Roman" fo:font-size="12pt" fo:language="it" fo:country="IT" officeooo:rsid="006e7d0a" officeooo:paragraph-rsid="001875d0" style:font-size-asian="12pt" style:font-name-complex="Times New Roman"/>
    </style:style>
    <style:style style:name="P7" style:family="paragraph" style:parent-style-name="Standard">
      <style:paragraph-properties fo:line-height="200%"/>
      <style:text-properties fo:color="#000000" style:font-name="Times New Roman" fo:font-size="12pt" fo:language="it" fo:country="IT" officeooo:rsid="00955c3b" officeooo:paragraph-rsid="001875d0" style:font-size-asian="12pt" style:font-name-complex="Times New Roman"/>
    </style:style>
    <style:style style:name="P8" style:family="paragraph" style:parent-style-name="Standard">
      <style:paragraph-properties fo:line-height="200%"/>
      <style:text-properties fo:color="#000000" style:font-name="Times New Roman" fo:font-size="12pt" fo:language="it" fo:country="IT" officeooo:rsid="00972a51" officeooo:paragraph-rsid="001875d0" style:font-size-asian="12pt" style:font-name-complex="Times New Roman"/>
    </style:style>
    <style:style style:name="P9" style:family="paragraph" style:parent-style-name="Standard">
      <style:paragraph-properties fo:line-height="200%"/>
      <style:text-properties fo:color="#000000" style:font-name="Times New Roman" fo:font-size="12pt" fo:language="it" fo:country="IT" officeooo:rsid="00748cf7" officeooo:paragraph-rsid="001875d0" style:font-size-asian="12pt" style:font-name-complex="Times New Roman"/>
    </style:style>
    <style:style style:name="P10" style:family="paragraph" style:parent-style-name="Standard">
      <style:paragraph-properties fo:line-height="200%"/>
      <style:text-properties fo:color="#000000" style:font-name="Times New Roman" fo:font-size="12pt" fo:language="it" fo:country="IT" officeooo:rsid="0065a23c" officeooo:paragraph-rsid="001875d0" style:font-size-asian="12pt" style:font-name-complex="Times New Roman"/>
    </style:style>
    <style:style style:name="P11" style:family="paragraph" style:parent-style-name="Standard">
      <style:paragraph-properties fo:line-height="200%"/>
      <style:text-properties officeooo:rsid="0062a121" officeooo:paragraph-rsid="001875d0"/>
    </style:style>
    <style:style style:name="P12" style:family="paragraph" style:parent-style-name="Standard">
      <style:paragraph-properties fo:line-height="200%"/>
      <style:text-properties style:font-name="Times New Roman" fo:font-size="12pt" fo:language="it" fo:country="IT" officeooo:rsid="0063728a" officeooo:paragraph-rsid="001875d0" style:font-size-asian="12pt" style:font-name-complex="Times New Roman"/>
    </style:style>
    <style:style style:name="P13" style:family="paragraph" style:parent-style-name="Standard">
      <style:paragraph-properties fo:line-height="200%"/>
      <style:text-properties style:font-name="Times New Roman" fo:font-size="12pt" fo:language="it" fo:country="IT" fo:font-weight="bold" officeooo:rsid="000f98a8" officeooo:paragraph-rsid="001875d0" style:font-size-asian="12pt" style:font-weight-asian="bold" style:font-name-complex="Times New Roman" style:font-weight-complex="bold"/>
    </style:style>
    <style:style style:name="P14" style:family="paragraph" style:parent-style-name="Standard">
      <style:paragraph-properties fo:line-height="200%"/>
      <style:text-properties style:font-name="Times New Roman" fo:font-size="12pt" fo:language="it" fo:country="IT" fo:font-weight="bold" officeooo:rsid="007ab5ba" officeooo:paragraph-rsid="001875d0" style:font-size-asian="12pt" style:font-weight-asian="bold" style:font-name-complex="Times New Roman" style:font-weight-complex="bold"/>
    </style:style>
    <style:style style:name="P15" style:family="paragraph" style:parent-style-name="Standard">
      <style:text-properties style:font-name="Times New Roman" fo:font-size="12pt" fo:language="it" fo:country="IT" fo:font-weight="bold" officeooo:rsid="0097ebc3" officeooo:paragraph-rsid="001875d0" style:font-size-asian="12pt" style:font-weight-asian="bold" style:font-name-complex="Times New Roman" style:font-weight-complex="bold"/>
    </style:style>
    <style:style style:name="P16" style:family="paragraph" style:parent-style-name="Standard">
      <style:text-properties officeooo:paragraph-rsid="001875d0"/>
    </style:style>
    <style:style style:name="P17" style:family="paragraph" style:parent-style-name="Standard">
      <style:paragraph-properties fo:margin-left="0in" fo:margin-right="0in" fo:line-height="200%" fo:text-indent="0in" style:auto-text-indent="false"/>
      <style:text-properties fo:font-size="12pt" fo:language="it" fo:country="IT" fo:font-style="normal" fo:font-weight="normal" officeooo:rsid="000c8a4a" officeooo:paragraph-rsid="001875d0" style:font-size-asian="12pt" style:font-style-asian="normal" style:font-weight-asian="normal" style:font-style-complex="normal" style:font-weight-complex="normal"/>
    </style:style>
    <style:style style:name="P18" style:family="paragraph" style:parent-style-name="Standard">
      <style:paragraph-properties fo:margin-left="0in" fo:margin-right="0in" fo:line-height="200%" fo:text-indent="0in" style:auto-text-indent="false"/>
      <style:text-properties fo:font-size="12pt" fo:language="it" fo:country="IT" fo:font-style="normal" fo:font-weight="normal" officeooo:rsid="005f868f" officeooo:paragraph-rsid="001875d0" style:font-size-asian="12pt" style:font-style-asian="normal" style:font-weight-asian="normal" style:font-style-complex="normal" style:font-weight-complex="normal"/>
    </style:style>
    <style:style style:name="P19" style:family="paragraph" style:parent-style-name="Standard">
      <style:paragraph-properties fo:margin-left="0in" fo:margin-right="0in" fo:line-height="200%" fo:text-indent="0in" style:auto-text-indent="false"/>
      <style:text-properties fo:color="#000000" fo:font-size="12pt" fo:language="it" fo:country="IT" fo:font-style="normal" fo:font-weight="normal" officeooo:rsid="0064d6d1" officeooo:paragraph-rsid="001875d0" style:font-size-asian="12pt" style:font-style-asian="normal" style:font-weight-asian="normal" style:font-style-complex="normal" style:font-weight-complex="normal"/>
    </style:style>
    <style:style style:name="P20" style:family="paragraph" style:parent-style-name="Standard">
      <style:paragraph-properties fo:margin-left="0.5in" fo:margin-right="0in" fo:line-height="200%" fo:text-indent="-0.5in" style:auto-text-indent="false"/>
      <style:text-properties fo:language="it" fo:country="IT" officeooo:paragraph-rsid="001875d0"/>
    </style:style>
    <style:style style:name="P21" style:family="paragraph" style:parent-style-name="Standard">
      <style:paragraph-properties fo:margin-left="0.5in" fo:margin-right="0in" fo:line-height="200%" fo:text-indent="-0.5in" style:auto-text-indent="false"/>
      <style:text-properties fo:font-variant="normal" fo:text-transform="none" fo:color="#222222" style:font-name="Liberation Serif" fo:font-size="12pt" fo:letter-spacing="normal" fo:language="it" fo:country="IT" fo:font-style="normal" fo:font-weight="normal" officeooo:paragraph-rsid="001875d0" style:font-size-asian="12pt" style:font-weight-asian="normal" style:font-size-complex="12pt" style:font-weight-complex="normal"/>
    </style:style>
    <style:style style:name="P22" style:family="paragraph" style:parent-style-name="Standard">
      <style:paragraph-properties fo:margin-left="0.5in" fo:margin-right="0in" fo:line-height="200%" fo:text-indent="-0.5in" style:auto-text-indent="false"/>
      <style:text-properties fo:font-variant="normal" fo:text-transform="none" fo:color="#222222" style:font-name="Liberation Serif" fo:font-size="12pt" fo:letter-spacing="normal" fo:language="it" fo:country="IT" fo:font-style="normal" fo:font-weight="normal" officeooo:rsid="00748cf7" officeooo:paragraph-rsid="001875d0" style:font-size-asian="12pt" style:font-weight-asian="normal" style:font-size-complex="12pt" style:font-weight-complex="normal"/>
    </style:style>
    <style:style style:name="P23" style:family="paragraph" style:parent-style-name="Text_20_body">
      <style:paragraph-properties fo:text-align="center" style:justify-single-word="false"/>
      <style:text-properties fo:font-size="24pt" fo:language="it" fo:country="IT" officeooo:paragraph-rsid="001875d0" style:font-size-asian="24pt"/>
    </style:style>
    <style:style style:name="P24" style:family="paragraph" style:parent-style-name="Text_20_body">
      <style:paragraph-properties fo:text-align="center" style:justify-single-word="false"/>
      <style:text-properties fo:font-size="24pt" fo:language="it" fo:country="IT" officeooo:rsid="0008deb1" officeooo:paragraph-rsid="001875d0" style:font-size-asian="24pt"/>
    </style:style>
    <style:style style:name="P25" style:family="paragraph" style:parent-style-name="Text_20_body">
      <style:paragraph-properties fo:text-align="center" style:justify-single-word="false"/>
      <style:text-properties fo:font-size="24pt" fo:language="it" fo:country="IT" officeooo:rsid="0028eac3" officeooo:paragraph-rsid="001875d0" style:font-size-asian="24pt"/>
    </style:style>
    <style:style style:name="P26" style:family="paragraph" style:parent-style-name="Text_20_body">
      <style:text-properties fo:language="it" fo:country="IT" officeooo:rsid="008b7c4b" officeooo:paragraph-rsid="001875d0"/>
    </style:style>
    <style:style style:name="P27" style:family="paragraph" style:parent-style-name="Text_20_body">
      <style:text-properties style:font-name="Liberation Serif" fo:font-size="12pt" fo:language="it" fo:country="IT" officeooo:rsid="00431d11" officeooo:paragraph-rsid="001875d0" style:font-size-asian="12pt" style:font-size-complex="12pt"/>
    </style:style>
    <style:style style:name="P28" style:family="paragraph" style:parent-style-name="Text_20_body" style:master-page-name="Standard">
      <style:paragraph-properties fo:text-align="center" style:justify-single-word="false" style:page-number="auto"/>
      <style:text-properties fo:font-size="24pt" fo:language="it" fo:country="IT" officeooo:paragraph-rsid="001875d0" style:font-size-asian="24pt"/>
    </style:style>
    <style:style style:name="P29" style:family="paragraph" style:parent-style-name="Header">
      <style:text-properties fo:language="it" fo:country="IT"/>
    </style:style>
    <style:style style:name="P30" style:family="paragraph" style:parent-style-name="Heading_20_1" style:list-style-name="">
      <style:paragraph-properties fo:line-height="200%"/>
      <style:text-properties style:font-name="Times New Roman" fo:font-size="14pt" fo:language="it" fo:country="IT" officeooo:rsid="00219fb7" officeooo:paragraph-rsid="001875d0" style:font-size-asian="14pt" style:font-name-complex="Times New Roman"/>
    </style:style>
    <style:style style:name="P31" style:family="paragraph" style:parent-style-name="Heading_20_1">
      <style:paragraph-properties fo:line-height="200%" fo:break-before="page"/>
      <style:text-properties fo:language="it" fo:country="IT" officeooo:paragraph-rsid="001875d0"/>
    </style:style>
    <style:style style:name="P32" style:family="paragraph" style:parent-style-name="Heading_20_1">
      <style:paragraph-properties fo:line-height="200%" fo:break-before="page"/>
      <style:text-properties style:font-name="Times New Roman" fo:font-size="12pt" fo:language="it" fo:country="IT" officeooo:rsid="000f98a8" officeooo:paragraph-rsid="001875d0" style:font-size-asian="12pt" style:font-name-complex="Times New Roman"/>
    </style:style>
    <style:style style:name="P33" style:family="paragraph" style:parent-style-name="Heading_20_1" style:master-page-name="Convert_20_2">
      <style:paragraph-properties style:page-number="1"/>
      <style:text-properties fo:language="it" fo:country="IT" officeooo:paragraph-rsid="001875d0"/>
    </style:style>
    <style:style style:name="P34" style:family="paragraph" style:parent-style-name="Table_20_Contents">
      <style:text-properties style:font-name="Times New Roman" fo:font-size="12pt" style:text-underline-style="solid" style:text-underline-width="auto" style:text-underline-color="font-color" fo:font-weight="bold" officeooo:rsid="00791d7c" officeooo:paragraph-rsid="001875d0" style:font-size-asian="12pt" style:font-weight-asian="bold" style:font-name-complex="Times New Roman" style:font-weight-complex="bold"/>
    </style:style>
    <style:style style:name="P35" style:family="paragraph" style:parent-style-name="Table_20_Contents">
      <style:text-properties style:font-name="Times New Roman" fo:font-size="12pt" officeooo:rsid="00791d7c" officeooo:paragraph-rsid="001875d0" style:font-size-asian="12pt" style:font-name-complex="Times New Roman"/>
    </style:style>
    <style:style style:name="P36" style:family="paragraph" style:parent-style-name="Table_20_Contents">
      <style:text-properties style:font-name="Times New Roman" fo:font-size="12pt" officeooo:rsid="0088b8d9" officeooo:paragraph-rsid="001875d0" style:font-size-asian="12pt" style:font-name-complex="Times New Roman"/>
    </style:style>
    <style:style style:name="P37" style:family="paragraph" style:parent-style-name="Table_20_Contents">
      <style:text-properties fo:color="#000000" style:font-name="Times New Roman" fo:font-size="12pt" officeooo:rsid="0084e086" officeooo:paragraph-rsid="001875d0" style:font-size-asian="12pt" style:font-name-complex="Times New Roman"/>
    </style:style>
    <style:style style:name="P38" style:family="paragraph" style:parent-style-name="Table_20_Contents">
      <style:text-properties fo:color="#000000" style:font-name="Times New Roman" fo:font-size="12pt" officeooo:rsid="007ab5ba" officeooo:paragraph-rsid="001875d0" style:font-size-asian="12pt" style:font-name-complex="Times New Roman"/>
    </style:style>
    <style:style style:name="P39" style:family="paragraph" style:parent-style-name="Table_20_Contents">
      <style:text-properties fo:color="#000000" officeooo:rsid="007f2de7" officeooo:paragraph-rsid="001875d0"/>
    </style:style>
    <style:style style:name="P40" style:family="paragraph" style:parent-style-name="Table_20_Contents">
      <style:text-properties fo:color="#000000" officeooo:rsid="0099c5f5" officeooo:paragraph-rsid="001875d0"/>
    </style:style>
    <style:style style:name="P41" style:family="paragraph" style:parent-style-name="Table_20_Contents">
      <style:text-properties fo:color="#cc0000" style:font-name="Times New Roman" fo:font-size="12pt" officeooo:rsid="0088b8d9" officeooo:paragraph-rsid="001875d0" style:font-size-asian="12pt" style:font-name-complex="Times New Roman"/>
    </style:style>
    <style:style style:name="P42" style:family="paragraph" style:parent-style-name="Table_20_Contents">
      <style:text-properties fo:font-weight="bold" officeooo:rsid="007c738b" officeooo:paragraph-rsid="001875d0" style:font-weight-asian="bold" style:font-weight-complex="bold"/>
    </style:style>
    <style:style style:name="P43" style:family="paragraph" style:parent-style-name="Table_20_Contents">
      <style:paragraph-properties fo:text-align="end" style:justify-single-word="false"/>
      <style:text-properties fo:font-weight="bold" officeooo:rsid="007d58be" officeooo:paragraph-rsid="001875d0" style:font-weight-asian="bold" style:font-weight-complex="bold"/>
    </style:style>
    <style:style style:name="P44" style:family="paragraph" style:parent-style-name="Table_20_Contents">
      <style:text-properties fo:font-weight="bold" officeooo:rsid="007d58be" officeooo:paragraph-rsid="001875d0" style:font-weight-asian="bold" style:font-weight-complex="bold"/>
    </style:style>
    <style:style style:name="P45" style:family="paragraph" style:parent-style-name="Table_20_Contents">
      <style:paragraph-properties fo:text-align="end" style:justify-single-word="false"/>
      <style:text-properties fo:font-weight="bold" officeooo:rsid="007f2de7" officeooo:paragraph-rsid="001875d0" style:font-weight-asian="bold" style:font-weight-complex="bold"/>
    </style:style>
    <style:style style:name="P46" style:family="paragraph" style:parent-style-name="Table_20_Contents">
      <style:paragraph-properties fo:text-align="start" style:justify-single-word="false"/>
      <style:text-properties fo:font-weight="bold" officeooo:rsid="007f2de7" officeooo:paragraph-rsid="001875d0" style:font-weight-asian="bold" style:font-weight-complex="bold"/>
    </style:style>
    <style:style style:name="P47" style:family="paragraph" style:parent-style-name="Table_20_Contents">
      <style:paragraph-properties fo:text-align="end" style:justify-single-word="false"/>
      <style:text-properties fo:font-weight="bold" officeooo:rsid="0080bdc6" officeooo:paragraph-rsid="001875d0" style:font-weight-asian="bold" style:font-weight-complex="bold"/>
    </style:style>
    <style:style style:name="P48" style:family="paragraph" style:parent-style-name="Table_20_Contents">
      <style:paragraph-properties fo:text-align="end" style:justify-single-word="false"/>
      <style:text-properties fo:font-weight="bold" officeooo:rsid="009f2faf" officeooo:paragraph-rsid="001875d0" style:font-weight-asian="bold" style:font-weight-complex="bold"/>
    </style:style>
    <style:style style:name="P49" style:family="paragraph" style:parent-style-name="Table_20_Contents">
      <style:paragraph-properties fo:text-align="end" style:justify-single-word="false"/>
      <style:text-properties fo:font-weight="bold" officeooo:rsid="0093b340" officeooo:paragraph-rsid="001875d0" style:font-weight-asian="bold" style:font-weight-complex="bold"/>
    </style:style>
    <style:style style:name="P50" style:family="paragraph" style:parent-style-name="Table_20_Contents">
      <style:paragraph-properties fo:text-align="end" style:justify-single-word="false"/>
      <style:text-properties fo:font-weight="bold" officeooo:rsid="00841270" officeooo:paragraph-rsid="001875d0" style:font-weight-asian="bold" style:font-weight-complex="bold"/>
    </style:style>
    <style:style style:name="P51" style:family="paragraph" style:parent-style-name="Table_20_Contents">
      <style:text-properties officeooo:rsid="007d58be" officeooo:paragraph-rsid="001875d0"/>
    </style:style>
    <style:style style:name="P52" style:family="paragraph" style:parent-style-name="Table_20_Contents">
      <style:text-properties officeooo:rsid="007f2de7" officeooo:paragraph-rsid="001875d0"/>
    </style:style>
    <style:style style:name="P53" style:family="paragraph" style:parent-style-name="Table_20_Contents">
      <style:text-properties officeooo:rsid="0080bdc6" officeooo:paragraph-rsid="001875d0"/>
    </style:style>
    <style:style style:name="P54" style:family="paragraph" style:parent-style-name="Table_20_Contents">
      <style:text-properties officeooo:rsid="00811b3f" officeooo:paragraph-rsid="001875d0"/>
    </style:style>
    <style:style style:name="P55" style:family="paragraph" style:parent-style-name="Table_20_Contents">
      <style:text-properties officeooo:rsid="00815ccf" officeooo:paragraph-rsid="001875d0"/>
    </style:style>
    <style:style style:name="P56" style:family="paragraph" style:parent-style-name="Table_20_Contents">
      <style:text-properties officeooo:rsid="009f2faf" officeooo:paragraph-rsid="001875d0"/>
    </style:style>
    <style:style style:name="P57" style:family="paragraph" style:parent-style-name="Table_20_Contents">
      <style:text-properties officeooo:rsid="008197d1" officeooo:paragraph-rsid="001875d0"/>
    </style:style>
    <style:style style:name="P58" style:family="paragraph" style:parent-style-name="Table_20_Contents">
      <style:text-properties officeooo:rsid="0093b340" officeooo:paragraph-rsid="001875d0"/>
    </style:style>
    <style:style style:name="P59" style:family="paragraph" style:parent-style-name="Table_20_Contents">
      <style:text-properties officeooo:rsid="008305e0" officeooo:paragraph-rsid="001875d0"/>
    </style:style>
    <style:style style:name="P60" style:family="paragraph" style:parent-style-name="Table_20_Contents">
      <style:text-properties officeooo:rsid="00841270" officeooo:paragraph-rsid="001875d0"/>
    </style:style>
    <style:style style:name="P61" style:family="paragraph" style:parent-style-name="Table_20_Contents">
      <style:text-properties fo:font-style="italic" officeooo:rsid="00841270" officeooo:paragraph-rsid="001875d0" style:font-style-asian="italic" style:font-style-complex="italic"/>
    </style:style>
    <style:style style:name="P62" style:family="paragraph" style:parent-style-name="Table_20_Contents">
      <style:text-properties officeooo:rsid="008862f2" officeooo:paragraph-rsid="001875d0"/>
    </style:style>
    <style:style style:name="P63" style:family="paragraph" style:parent-style-name="Table_20_Contents">
      <style:text-properties officeooo:rsid="0084e086" officeooo:paragraph-rsid="001875d0"/>
    </style:style>
    <style:style style:name="P64" style:family="paragraph" style:parent-style-name="Table_20_Contents">
      <style:text-properties officeooo:rsid="008df385" officeooo:paragraph-rsid="001875d0"/>
    </style:style>
    <style:style style:name="P65" style:family="paragraph" style:parent-style-name="Table_20_Contents">
      <style:text-properties officeooo:rsid="00868476" officeooo:paragraph-rsid="001875d0"/>
    </style:style>
    <style:style style:name="P66" style:family="paragraph" style:parent-style-name="Table_20_Contents">
      <style:text-properties style:text-position="0% 100%" officeooo:rsid="008862f2" officeooo:paragraph-rsid="001875d0"/>
    </style:style>
    <style:style style:name="P67" style:family="paragraph" style:parent-style-name="Table_20_Contents">
      <style:text-properties officeooo:rsid="00914178" officeooo:paragraph-rsid="001875d0"/>
    </style:style>
    <style:style style:name="P68" style:family="paragraph" style:parent-style-name="Table_20_Contents">
      <style:text-properties officeooo:rsid="0099c5f5" officeooo:paragraph-rsid="001875d0"/>
    </style:style>
    <style:style style:name="P69" style:family="paragraph" style:parent-style-name="Table_20_Contents">
      <style:text-properties officeooo:paragraph-rsid="001875d0"/>
    </style:style>
    <style:style style:name="P70" style:family="paragraph" style:parent-style-name="Heading_20_2">
      <style:paragraph-properties fo:line-height="200%"/>
      <style:text-properties style:font-name="Times New Roman" fo:language="it" fo:country="IT" officeooo:paragraph-rsid="001875d0" style:font-name-complex="Times New Roman"/>
    </style:style>
    <style:style style:name="P71" style:family="paragraph" style:parent-style-name="Heading_20_2">
      <style:paragraph-properties fo:line-height="200%"/>
      <style:text-properties style:font-name="Times New Roman" fo:language="it" fo:country="IT" officeooo:rsid="000f98a8" officeooo:paragraph-rsid="001875d0" style:font-name-complex="Times New Roman"/>
    </style:style>
    <style:style style:name="P72" style:family="paragraph" style:parent-style-name="Heading_20_2">
      <style:paragraph-properties fo:line-height="200%"/>
      <style:text-properties style:font-name="Times New Roman" fo:font-size="12pt" fo:language="it" fo:country="IT" officeooo:rsid="000f98a8" officeooo:paragraph-rsid="001875d0" style:font-size-asian="12pt" style:font-name-complex="Times New Roman"/>
    </style:style>
    <style:style style:name="P73" style:family="paragraph" style:parent-style-name="Heading_20_2">
      <style:paragraph-properties fo:line-height="200%"/>
      <style:text-properties style:font-name="Times New Roman" fo:font-size="12pt" fo:language="it" fo:country="IT" fo:font-weight="bold" officeooo:rsid="000f98a8" officeooo:paragraph-rsid="001875d0" style:font-size-asian="12pt" style:font-weight-asian="bold" style:font-name-complex="Times New Roman" style:font-weight-complex="bold"/>
    </style:style>
    <style:style style:name="P74" style:family="paragraph" style:parent-style-name="Heading_20_2">
      <style:paragraph-properties fo:line-height="200%"/>
      <style:text-properties officeooo:paragraph-rsid="001875d0"/>
    </style:style>
    <style:style style:name="P75"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P7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9ebf24"/>
    </style:style>
    <style:style style:name="T2" style:family="text">
      <style:text-properties officeooo:rsid="005f868f"/>
    </style:style>
    <style:style style:name="T3" style:family="text">
      <style:text-properties fo:language="it" fo:country="IT"/>
    </style:style>
    <style:style style:name="T4" style:family="text">
      <style:text-properties fo:language="it" fo:country="IT" officeooo:rsid="009ebf24"/>
    </style:style>
    <style:style style:name="T5" style:family="text">
      <style:text-properties fo:font-size="14pt" style:font-size-asian="14pt"/>
    </style:style>
    <style:style style:name="T6" style:family="text">
      <style:text-properties fo:font-size="14pt" officeooo:rsid="000ef488" style:font-size-asian="14pt"/>
    </style:style>
    <style:style style:name="T7" style:family="text">
      <style:text-properties fo:font-size="14pt" officeooo:rsid="0008deb1" style:font-size-asian="14pt"/>
    </style:style>
    <style:style style:name="T8" style:family="text">
      <style:text-properties fo:font-size="14pt" officeooo:rsid="00219fb7" style:font-size-asian="14pt"/>
    </style:style>
    <style:style style:name="T9" style:family="text">
      <style:text-properties fo:font-size="14pt" officeooo:rsid="002c896f" style:font-size-asian="14pt"/>
    </style:style>
    <style:style style:name="T10" style:family="text">
      <style:text-properties fo:font-size="14pt" officeooo:rsid="0022a806" style:font-size-asian="14pt"/>
    </style:style>
    <style:style style:name="T11" style:family="text">
      <style:text-properties officeooo:rsid="000ef488"/>
    </style:style>
    <style:style style:name="T12" style:family="text">
      <style:text-properties fo:font-size="12pt" style:font-size-asian="12pt"/>
    </style:style>
    <style:style style:name="T13" style:family="text">
      <style:text-properties fo:font-size="12pt" officeooo:rsid="0008deb1" style:font-size-asian="12pt"/>
    </style:style>
    <style:style style:name="T14" style:family="text">
      <style:text-properties fo:font-size="12pt" officeooo:rsid="0028eac3" style:font-size-asian="12pt"/>
    </style:style>
    <style:style style:name="T15" style:family="text">
      <style:text-properties fo:font-size="12pt" officeooo:rsid="005f868f" style:font-size-asian="12pt"/>
    </style:style>
    <style:style style:name="T16" style:family="text">
      <style:text-properties fo:font-size="12pt" officeooo:rsid="006fc38d" style:font-size-asian="12pt"/>
    </style:style>
    <style:style style:name="T17" style:family="text">
      <style:text-properties fo:font-size="12pt" fo:font-style="italic" style:font-size-asian="12pt" style:font-style-asian="italic" style:font-style-complex="italic"/>
    </style:style>
    <style:style style:name="T18" style:family="text">
      <style:text-properties fo:font-size="12pt" fo:font-style="italic" officeooo:rsid="0008deb1" style:font-size-asian="12pt" style:font-style-asian="italic" style:font-style-complex="italic"/>
    </style:style>
    <style:style style:name="T19" style:family="text">
      <style:text-properties fo:font-size="12pt" fo:font-style="normal" officeooo:rsid="0008deb1" style:font-size-asian="12pt" style:font-style-asian="normal" style:font-style-complex="normal"/>
    </style:style>
    <style:style style:name="T20" style:family="text">
      <style:text-properties officeooo:rsid="000c8a4a"/>
    </style:style>
    <style:style style:name="T21" style:family="text">
      <style:text-properties officeooo:rsid="006ad9f0"/>
    </style:style>
    <style:style style:name="T22" style:family="text">
      <style:text-properties fo:color="#000000"/>
    </style:style>
    <style:style style:name="T23" style:family="text">
      <style:text-properties fo:color="#000000" officeooo:rsid="0068fd98"/>
    </style:style>
    <style:style style:name="T24" style:family="text">
      <style:text-properties fo:color="#000000" officeooo:rsid="0064d6d1"/>
    </style:style>
    <style:style style:name="T25" style:family="text">
      <style:text-properties fo:color="#000000" officeooo:rsid="009b7a68"/>
    </style:style>
    <style:style style:name="T26" style:family="text">
      <style:text-properties fo:color="#000000" officeooo:rsid="006ad9f0"/>
    </style:style>
    <style:style style:name="T27" style:family="text">
      <style:text-properties fo:color="#000000" officeooo:rsid="006fc38d"/>
    </style:style>
    <style:style style:name="T28" style:family="text">
      <style:text-properties fo:color="#000000" style:font-name="Times New Roman" fo:font-size="12pt" fo:language="it" fo:country="IT" style:font-size-asian="12pt" style:font-name-complex="Times New Roman"/>
    </style:style>
    <style:style style:name="T29" style:family="text">
      <style:text-properties fo:color="#000000" style:font-name="Times New Roman" fo:font-size="12pt" fo:language="it" fo:country="IT" officeooo:rsid="0065a23c" style:font-size-asian="12pt" style:font-name-complex="Times New Roman"/>
    </style:style>
    <style:style style:name="T30" style:family="text">
      <style:text-properties fo:color="#000000" style:font-name="Times New Roman" fo:font-size="12pt" fo:language="it" fo:country="IT" officeooo:rsid="006ee107" style:font-size-asian="12pt" style:font-name-complex="Times New Roman"/>
    </style:style>
    <style:style style:name="T31" style:family="text">
      <style:text-properties fo:color="#000000" style:font-name="Times New Roman" fo:font-size="12pt" fo:language="it" fo:country="IT" officeooo:rsid="008cda39" style:font-size-asian="12pt" style:font-name-complex="Times New Roman"/>
    </style:style>
    <style:style style:name="T32" style:family="text">
      <style:text-properties fo:color="#000000" officeooo:rsid="00748cf7"/>
    </style:style>
    <style:style style:name="T33" style:family="text">
      <style:text-properties fo:color="#000000" officeooo:rsid="0099c5f5"/>
    </style:style>
    <style:style style:name="T34" style:family="text">
      <style:text-properties fo:color="#000000" officeooo:rsid="008f8d7b"/>
    </style:style>
    <style:style style:name="T35" style:family="text">
      <style:text-properties fo:color="#ff0000"/>
    </style:style>
    <style:style style:name="T36" style:family="text">
      <style:text-properties fo:color="#ff0000" style:font-name="Times New Roman" fo:font-size="12pt" fo:language="it" fo:country="IT" style:font-size-asian="12pt" style:font-name-complex="Times New Roman"/>
    </style:style>
    <style:style style:name="T37" style:family="text">
      <style:text-properties officeooo:rsid="000e5072"/>
    </style:style>
    <style:style style:name="T38" style:family="text">
      <style:text-properties fo:font-variant="normal" fo:text-transform="none" fo:color="#222222" fo:letter-spacing="normal" fo:font-style="normal" fo:font-weight="normal"/>
    </style:style>
    <style:style style:name="T39" style:family="text">
      <style:text-properties fo:font-variant="normal" fo:text-transform="none" fo:color="#222222" fo:letter-spacing="normal" fo:font-style="normal" fo:font-weight="normal" officeooo:rsid="008b7c4b"/>
    </style:style>
    <style:style style:name="T40" style:family="text">
      <style:text-properties officeooo:rsid="000f0e15"/>
    </style:style>
    <style:style style:name="T41" style:family="text">
      <style:text-properties style:font-name="Times New Roman" officeooo:rsid="000e632d" style:font-name-complex="Times New Roman"/>
    </style:style>
    <style:style style:name="T42" style:family="text">
      <style:text-properties style:font-name="Times New Roman" officeooo:rsid="000ef488" style:font-name-complex="Times New Roman"/>
    </style:style>
    <style:style style:name="T43" style:family="text">
      <style:text-properties style:font-name="Times New Roman" officeooo:rsid="005541c3" style:font-name-complex="Times New Roman"/>
    </style:style>
    <style:style style:name="T44" style:family="text">
      <style:text-properties style:font-name="Times New Roman" officeooo:rsid="00431d11" style:font-name-complex="Times New Roman"/>
    </style:style>
    <style:style style:name="T45" style:family="text">
      <style:text-properties style:font-name="Times New Roman" fo:font-size="14pt" officeooo:rsid="000ef488" style:font-size-asian="14pt" style:font-name-complex="Times New Roman"/>
    </style:style>
    <style:style style:name="T46" style:family="text">
      <style:text-properties style:font-name="Times New Roman" fo:font-size="12pt" fo:language="it" fo:country="IT" style:font-size-asian="12pt" style:font-name-complex="Times New Roman"/>
    </style:style>
    <style:style style:name="T47" style:family="text">
      <style:text-properties style:font-name="Times New Roman" fo:font-size="12pt" fo:language="it" fo:country="IT" officeooo:rsid="001a670f" style:font-size-asian="12pt" style:font-name-complex="Times New Roman"/>
    </style:style>
    <style:style style:name="T48" style:family="text">
      <style:text-properties style:font-name="Times New Roman" fo:font-size="12pt" fo:language="it" fo:country="IT" officeooo:rsid="006ee107" style:font-size-asian="12pt" style:font-name-complex="Times New Roman"/>
    </style:style>
    <style:style style:name="T49" style:family="text">
      <style:text-properties style:font-name="Times New Roman" fo:font-size="12pt" fo:language="it" fo:country="IT" officeooo:rsid="00247a52" style:font-size-asian="12pt" style:font-name-complex="Times New Roman"/>
    </style:style>
    <style:style style:name="T50" style:family="text">
      <style:text-properties style:font-name="Times New Roman" fo:font-size="12pt" fo:language="it" fo:country="IT" officeooo:rsid="000f98a8" style:font-size-asian="12pt" style:font-name-complex="Times New Roman"/>
    </style:style>
    <style:style style:name="T51" style:family="text">
      <style:text-properties style:font-name="Times New Roman" fo:font-size="12pt" fo:language="it" fo:country="IT" fo:font-weight="bold" officeooo:rsid="00247a52" style:font-size-asian="12pt" style:font-weight-asian="bold" style:font-name-complex="Times New Roman" style:font-weight-complex="bold"/>
    </style:style>
    <style:style style:name="T52" style:family="text">
      <style:text-properties style:font-name="Times New Roman" fo:font-size="12pt" fo:language="it" fo:country="IT" fo:font-weight="bold" officeooo:rsid="0084e086" style:font-size-asian="12pt" style:font-weight-asian="bold" style:font-name-complex="Times New Roman" style:font-weight-complex="bold"/>
    </style:style>
    <style:style style:name="T53" style:family="text">
      <style:text-properties style:font-name="Times New Roman" fo:font-size="12pt" fo:language="it" fo:country="IT" fo:font-weight="bold" officeooo:rsid="008197d1" style:font-size-asian="12pt" style:font-weight-asian="bold" style:font-name-complex="Times New Roman" style:font-weight-complex="bold"/>
    </style:style>
    <style:style style:name="T54" style:family="text">
      <style:text-properties style:font-name="Times New Roman" fo:font-size="12pt" fo:language="it" fo:country="IT" fo:font-weight="bold" officeooo:rsid="008f8d7b" style:font-size-asian="12pt" style:font-weight-asian="bold" style:font-name-complex="Times New Roman" style:font-weight-complex="bold"/>
    </style:style>
    <style:style style:name="T55" style:family="text">
      <style:text-properties style:font-name="Times New Roman" fo:font-size="12pt" fo:language="it" fo:country="IT" fo:font-weight="bold" officeooo:rsid="0099c5f5" style:font-size-asian="12pt" style:font-weight-asian="bold" style:font-name-complex="Times New Roman" style:font-weight-complex="bold"/>
    </style:style>
    <style:style style:name="T56" style:family="text">
      <style:text-properties officeooo:rsid="0015157d"/>
    </style:style>
    <style:style style:name="T57" style:family="text">
      <style:text-properties officeooo:rsid="0064d6d1"/>
    </style:style>
    <style:style style:name="T58" style:family="text">
      <style:text-properties officeooo:rsid="008c3354"/>
    </style:style>
    <style:style style:name="T59" style:family="text">
      <style:text-properties officeooo:rsid="00955c3b"/>
    </style:style>
    <style:style style:name="T60" style:family="text">
      <style:text-properties officeooo:rsid="00972a51"/>
    </style:style>
    <style:style style:name="T61" style:family="text">
      <style:text-properties officeooo:rsid="001a670f"/>
    </style:style>
    <style:style style:name="T62" style:family="text">
      <style:text-properties officeooo:rsid="001ff118"/>
    </style:style>
    <style:style style:name="T63" style:family="text">
      <style:text-properties officeooo:rsid="008cda39"/>
    </style:style>
    <style:style style:name="T64" style:family="text">
      <style:text-properties officeooo:rsid="00925886"/>
    </style:style>
    <style:style style:name="T65" style:family="text">
      <style:text-properties officeooo:rsid="00247a52"/>
    </style:style>
    <style:style style:name="T66" style:family="text">
      <style:text-properties officeooo:rsid="0099c5f5"/>
    </style:style>
    <style:style style:name="T67" style:family="text">
      <style:text-properties officeooo:rsid="0097ebc3"/>
    </style:style>
    <style:style style:name="T68" style:family="text">
      <style:text-properties officeooo:rsid="007ab5ba"/>
    </style:style>
    <style:style style:name="T69" style:family="text">
      <style:text-properties officeooo:rsid="0080bdc6"/>
    </style:style>
    <style:style style:name="T70" style:family="text">
      <style:text-properties officeooo:rsid="00811b3f"/>
    </style:style>
    <style:style style:name="T71" style:family="text">
      <style:text-properties officeooo:rsid="00815ccf"/>
    </style:style>
    <style:style style:name="T72" style:family="text">
      <style:text-properties officeooo:rsid="008197d1"/>
    </style:style>
    <style:style style:name="T73" style:family="text">
      <style:text-properties style:font-name="Liberation Serif1"/>
    </style:style>
    <style:style style:name="T74" style:family="text">
      <style:text-properties style:font-name="Liberation Serif"/>
    </style:style>
    <style:style style:name="T75" style:family="text">
      <style:text-properties style:font-name="Liberation Serif" officeooo:rsid="008f8d7b"/>
    </style:style>
    <style:style style:name="T76" style:family="text">
      <style:text-properties style:font-name="Liberation Serif" officeooo:rsid="0099c5f5"/>
    </style:style>
    <style:style style:name="T77" style:family="text">
      <style:text-properties officeooo:rsid="0081a451"/>
    </style:style>
    <style:style style:name="T78" style:family="text">
      <style:text-properties officeooo:rsid="008305e0"/>
    </style:style>
    <style:style style:name="T79" style:family="text">
      <style:text-properties officeooo:rsid="0093b340"/>
    </style:style>
    <style:style style:name="T80" style:family="text">
      <style:text-properties officeooo:rsid="0084e086"/>
    </style:style>
    <style:style style:name="T81" style:family="text">
      <style:text-properties officeooo:rsid="00868476"/>
    </style:style>
    <style:style style:name="T82" style:family="text">
      <style:text-properties officeooo:rsid="008862f2"/>
    </style:style>
    <style:style style:name="T83" style:family="text">
      <style:text-properties officeooo:rsid="008f8d7b"/>
    </style:style>
    <style:style style:name="T8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5" style:family="text">
      <style:text-properties fo:font-variant="normal" fo:text-transform="none" fo:color="#00000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Software Requirements Specification</text:p>
      <text:p text:style-name="P23"/>
      <text:p text:style-name="P23">Version 1.0</text:p>
      <text:p text:style-name="P24"><text:span text:style-name="T1">02</text:span> <text:span text:style-name="T1">Aprile</text:span> 2017</text:p>
      <text:p text:style-name="P23"/>
      <text:p text:style-name="P24"><text:span text:style-name="T2">NL2SNL Tool</text:span> </text:p>
      <text:p text:style-name="P23"/>
      <text:p text:style-name="P25"/>
      <text:p text:style-name="P23"/>
      <text:p text:style-name="P23"/>
      <text:p text:style-name="P23"/>
      <text:p text:style-name="P23"/>
      <text:p text:style-name="P23"/>
      <text:p text:style-name="P23"/>
      <text:p text:style-name="P23"/>
      <text:p text:style-name="P23"/>
      <text:p text:style-name="P23"/>
      <text:p text:style-name="P23"/>
      <text:h text:style-name="P33" text:outline-level="1"><text:span text:style-name="T5">1.0. Introdu</text:span><text:span text:style-name="T6">ction</text:span><text:span text:style-name="T7"><office:annotation><dc:creator>Unknown Author</dc:creator><dc:date>2017-03-08T15:21:49</dc:date><text:p text:style-name="P75"><text:span text:style-name="T84">The introduction of the SRS should provide an overview of the entire SRS. It should contain the following subsection: 1) Purpose; 2) Scope; 3) Definitions, acronyms, and abbreviations; 4) References; 5) Overview.</text:span></text:p></office:annotation></text:span></text:h>
      <text:h text:style-name="P70" text:outline-level="2"><text:bookmark-start text:name="__RefHeading___Toc77487622"/>1.1. <text:span text:style-name="T11">Purpose</text:span><text:span text:style-name="T11"><office:annotation><dc:creator>Unknown Author</dc:creator><dc:date>2017-03-08T15:30:53</dc:date><text:p text:style-name="P75"><text:span text:style-name="T84">This subsection should (a) Delineate the purpose of the SRS. (b) Specify the intended audience for the SRS.</text:span></text:p></office:annotation></text:span><text:bookmark-end text:name="__RefHeading___Toc77487622"/></text:h>
      <text:p text:style-name="P1"><text:span text:style-name="T13">Lo scopo di questo documento è quello di presen</text:span><text:span text:style-name="T14">t</text:span><text:span text:style-name="T13">are una descrizione dettagliata del sistema </text:span><text:span text:style-name="T15">NL2S</text:span><text:span text:style-name="T16">N</text:span><text:span text:style-name="T15">L Tool</text:span><text:span text:style-name="T18">. </text:span><text:span text:style-name="T19">Il documento descriverà lo scopo e le caratteristiche del sistema, le interfacce, cosa deve fare il sistema e i <text:s/>vincoli in cui deve operare e come <text:s/>il sistema reagirà agli stimoli esterni. Il documento è stato scritto sia per gli stakeholders che per gli sviluppatori. </text:span></text:p>
      <text:h text:style-name="P70" text:outline-level="2"><text:bookmark-start text:name="__RefHeading___Toc77487623"/>1.2. <text:span text:style-name="T20">Scope of the Project</text:span><office:annotation><dc:creator>Unknown Author</dc:creator><dc:date>2017-03-08T15:31:38</dc:date><text:p text:style-name="P75"><text:span text:style-name="T84">This subsection should (a) identify the software product(s) to be produced by name( e.g., Host DBMS, Report Generator, etc..): (b) Explain what the software product(s) will, and, if necessary, will not do; (c) Describe the application of the software being specified, including relevant benefits, objectives and goals; (d) Be consistent with similar statements in higher-levelspecifications (e.g. the system requirements specifications), if they exists</text:span></text:p></office:annotation><text:bookmark-end text:name="__RefHeading___Toc77487623"/></text:h>
      <text:p text:style-name="P17">Lo scopo del progetto è quello di creare un <text:span text:style-name="T21">sistema</text:span> <text:span text:style-name="T2">per </text:span><text:span text:style-name="T23">utenti che desiderano</text:span><text:span text:style-name="T2"> tradurre in maniera automatizzata/semi-automatizzata requisiti espressi in linguaggio naturale in requisiti espressi in termini di Formal Specification Pattern, facilitando quindi le operazioni di verifica formale dei requisiti ed evitando la lenta, complessa e costosa traduzione manuale.</text:span></text:p>
      <text:p text:style-name="P18">Il software dovrà permettere agli <text:span text:style-name="T21">utenti</text:span><text:span text:style-name="T35"> </text:span><text:span text:style-name="T22">di inserire </text:span><text:span text:style-name="T24">dei requisiti in linguaggio naturale </text:span><text:span text:style-name="T25">e un’ontologia di contesto a tali requisiti</text:span><text:span text:style-name="T24">, quindi dovrà fornire, </text:span><text:span text:style-name="T26">dove possibile,</text:span><text:span text:style-name="T24"> la traduzione dei requisiti in Formal Specification Patterns corredata di informazioni sull’attendibilità della traduzione. </text:span><text:span text:style-name="T27">Nel caso la traduzione non vada a buon fine il sistema dovrà fornire un feedback all’utente riguardo i motivi del fallimento della traduzione e proporre possibili soluzioni al problema.</text:span></text:p>
      <text:h text:style-name="P70" text:outline-level="2"><text:bookmark-start text:name="__RefHeading___Toc77487624"/>1.3. <text:span text:style-name="T37">Defition, Acronyms and Abbreviations</text:span><text:span text:style-name="T37"><office:annotation><dc:creator>Unknown Author</dc:creator><dc:date>2017-03-08T16:05:18</dc:date><text:p text:style-name="P75"><text:span text:style-name="T84">This subsection should provide the deÞnitions of all terms, acronyms, and abbreviations required to properly</text:span></text:p><text:p text:style-name="P75"><text:span text:style-name="T84">interpret the SRS. This information may be provided by reference to one or more appendixes in the SRS or</text:span></text:p><text:p text:style-name="P75"><text:span text:style-name="T84">by reference to other documents.</text:span></text:p></office:annotation></text:span><text:bookmark-end text:name="__RefHeading___Toc77487624"/></text:h>
      <table:table table:name="Table1" table:style-name="Table1">
        <table:table-column table:style-name="Table1.A"/>
        <table:table-column table:style-name="Table1.B"/>
        <table:table-row table:style-name="Table1.1">
          <table:table-cell table:style-name="Table1.A1" office:value-type="string">
            <text:p text:style-name="P2">Term</text:p>
          </table:table-cell>
          <table:table-cell table:style-name="Table1.B1" office:value-type="string">
            <text:p text:style-name="P2">Definition</text:p>
          </table:table-cell>
        </table:table-row>
        <table:table-row table:style-name="Table1.1">
          <table:table-cell table:style-name="Table1.A1" office:value-type="string">
            <text:p text:style-name="P26">Ontologia</text:p>
          </table:table-cell>
          <table:table-cell table:style-name="Table1.B1" office:value-type="string">
            <text:p text:style-name="P27"><text:span text:style-name="T38">una rappresentazione formale, condivisa ed esplicita di una concettualizzazione </text:span><text:span text:style-name="T39">del dominio di interesse dei requisiti da tradurre</text:span></text:p>
          </table:table-cell>
        </table:table-row>
        <table:table-row table:style-name="Table1.1">
          <table:table-cell table:style-name="Table1.A3" office:value-type="string">
            <text:p text:style-name="P19">Formal Specification Patterns</text:p>
          </table:table-cell>
          <table:table-cell table:style-name="Table1.B3" office:value-type="string">
            <text:p text:style-name="P26">Particolari pattern logici in cui dovranno essere tradotti i requisiti</text:p>
          </table:table-cell>
        </table:table-row>
      </table:table>
      <text:h text:style-name="P70" text:outline-level="2"><text:bookmark-start text:name="__RefHeading___Toc77487625"/><text:soft-page-break/>1.4. <text:span text:style-name="T40">References</text:span><text:span text:style-name="T40"><office:annotation><dc:creator>Unknown Author</dc:creator><dc:date>2017-03-08T16:06:21</dc:date><text:p text:style-name="P75"><text:span text:style-name="T84">This subsection should</text:span></text:p><text:p text:style-name="P75"><text:span text:style-name="T84">a) Provide a complete list of all documents referenced elsewhere in the SRS;</text:span></text:p><text:p text:style-name="P75"><text:span text:style-name="T84">b) Identify each document by title, report number (if applicable), date, and publishing organization;</text:span></text:p><text:p text:style-name="P75"><text:span text:style-name="T84">c) Specify the sources from which the references can be obtained. This information may be provided by reference to an appendix or to another document.</text:span></text:p></office:annotation></text:span><text:bookmark-end text:name="__RefHeading___Toc77487625"/></text:h>
      <text:p text:style-name="P20"><text:span text:style-name="T12">IEEE. </text:span><text:span text:style-name="T17">IEEE Std 830-1998 IEEE Recommended Practice for Software Requirements Specifications.</text:span><text:span text:style-name="T12"> IEEE Computer Society, 1998.</text:span></text:p>
      <text:p text:style-name="P21">DO-178B, Software Considerations in Airborne Systems and Equipment Certification.</text:p>
      <text:p text:style-name="P22">MPA1 VCMS APSW Requirement Standards</text:p>
      <text:h text:style-name="P70" text:outline-level="2"><text:bookmark-start text:name="__RefHeading___Toc77487626"/>1.5. Overview of Document<text:bookmark-end text:name="__RefHeading___Toc77487626"/></text:h>
      <text:p text:style-name="P1"><text:span text:style-name="T41">Il prossimo capitolo, Overall Description, di questo documento fornisce una visione panoramica sulle funzionalità del prodotto. Descrive in modo informale i <text:s/>requisiti </text:span><text:span text:style-name="T42">e l’architettura del sistema, con una visione più vicina agli utenti del sist</text:span><text:span text:style-name="T43">ema</text:span><text:span text:style-name="T44">.</text:span><text:span text:style-name="T42"> Il terzo capitolo, Requirements Specification, è scritto prevalentemente per gli sviluppatori, e descrive in termini tecnici i dettagli e le funzionalità del prodotto. Entrambe le sezioni descrivono il software integralmente, ma utilizzano diversi linguaggi e sono pensati per diverse audiences. </text:span></text:p>
      <text:h text:style-name="P31" text:outline-level="1"><text:span text:style-name="T45">2.0. Overall Description</text:span><text:span text:style-name="T12"><office:annotation><dc:creator>Unknown Author</dc:creator><dc:date>2017-03-08T17:23:12</dc:date><text:p text:style-name="P75"><text:span text:style-name="T85">This section of the SRS should describe the general factors that affect the product and its requirements. This</text:span></text:p><text:p text:style-name="P75"><text:span text:style-name="T85">section does not state speciÞc requirements. Instead, it provides a background for those requirements, which</text:span></text:p><text:p text:style-name="P75"><text:span text:style-name="T85">are deÞned in detail in Section 3 of the SRS, and makes them easier to understand.</text:span></text:p><text:p text:style-name="P75"><text:span text:style-name="T85">This section usually consists of six subsections, as follows:</text:span></text:p><text:p text:style-name="P75"><text:span text:style-name="T85">a) Product perspective;</text:span></text:p><text:p text:style-name="P75"><text:span text:style-name="T85">b) Product functions;</text:span></text:p><text:p text:style-name="P75"><text:span text:style-name="T85">c) User characteristics;</text:span></text:p><text:p text:style-name="P75"><text:span text:style-name="T85">d) Constraints;</text:span></text:p><text:p text:style-name="P75"><text:span text:style-name="T85">e) Assumption and dependencies;</text:span></text:p><text:p text:style-name="P75"><text:span text:style-name="T85">f) <text:s/>Apportioning of requirements.</text:span></text:p></office:annotation></text:span></text:h>
      <text:h text:style-name="P71" text:outline-level="2"><text:span text:style-name="T12">2.1. Product Perspective</text:span><text:span text:style-name="T12"><office:annotation><dc:creator>Unknown Author</dc:creator><dc:date>2017-03-08T17:29:02</dc:date><text:p text:style-name="P75"><text:span text:style-name="T84">This subsection of the SRS should put the product into perspective with other related products. If the product</text:span></text:p><text:p text:style-name="P75"><text:span text:style-name="T84">is independent and totally self-contained, it should be so stated here. If the SRS deÞnes a product that is a</text:span></text:p><text:p text:style-name="P75"><text:span text:style-name="T84">component of a larger system, as frequently occurs, then this subsection should relate the requirements of</text:span></text:p><text:p text:style-name="P75"><text:span text:style-name="T84">that larger system to functionality of the software and should identify interfaces between that system and the</text:span></text:p><text:p text:style-name="P75"><text:span text:style-name="T84">software.</text:span></text:p><text:p text:style-name="P75"><text:span text:style-name="T84">A block diagram showing the major components of the larger system, interconnections, and external interfaces can be helpful.</text:span></text:p><text:p text:style-name="P75"><text:span text:style-name="T84">This subsection should also describe how the software operates inside various constraints. For example,</text:span></text:p><text:p text:style-name="P75"><text:span text:style-name="T84">these constraints could include</text:span></text:p><text:p text:style-name="P75"><text:span text:style-name="T84">a) System interfaces;</text:span></text:p><text:p text:style-name="P75"><text:span text:style-name="T84">b) User interfaces;</text:span></text:p><text:p text:style-name="P75"><text:span text:style-name="T84">c) Hardware interfaces;</text:span></text:p><text:p text:style-name="P75"><text:span text:style-name="T84">d) Software interfaces;</text:span></text:p><text:p text:style-name="P75"><text:span text:style-name="T84">e) Communications interfaces;</text:span></text:p><text:p text:style-name="P75"><text:span text:style-name="T84">f) Memory;</text:span></text:p><text:p text:style-name="P75"><text:span text:style-name="T84">g) Operations;</text:span></text:p><text:p text:style-name="P75"><text:span text:style-name="T84">h) Site adaptation requirements.</text:span></text:p></office:annotation></text:span></text:h>
      <text:p text:style-name="P3">Il prodotto sarà indipendente e autocontenuto.</text:p>
      <text:h text:style-name="P72" text:outline-level="2">2.<text:span text:style-name="T56">2</text:span>. Product <text:span text:style-name="T56">Functions</text:span><text:span text:style-name="T56"><office:annotation><dc:creator>Unknown Author</dc:creator><dc:date>2017-03-09T15:02:54</dc:date><text:p text:style-name="P76"><text:span text:style-name="T84">This subsection of the SRS should provide a summary of the major functions that the software will perform.</text:span></text:p><text:p text:style-name="P76"><text:span text:style-name="T84">For example, an SRS for an accounting program may use this part to address customer account maintenance,</text:span></text:p><text:p text:style-name="P76"><text:span text:style-name="T84">customer statement, and invoice preparation without mentioning the vast amount of detail that each of those</text:span></text:p><text:p text:style-name="P76"><text:span text:style-name="T84">functions requires.</text:span></text:p><text:p text:style-name="P76"><text:span text:style-name="T84">Sometimes the function summary that is necessary for this part can be taken directly from the section of the</text:span></text:p><text:p text:style-name="P76"><text:span text:style-name="T84">higher-level speciÞcation (if one exists) that allocates particular functions to the software product. Note that</text:span></text:p><text:p text:style-name="P76"><text:span text:style-name="T84">for the sake of clarity:</text:span></text:p><text:p text:style-name="P76"><text:span text:style-name="T84">a) The functions should be organized in a way that makes the list of functions understandable to the</text:span></text:p><text:p text:style-name="P76"><text:span text:style-name="T84">customer or to anyone else reading the document for the first time.</text:span></text:p><text:p text:style-name="P76"><text:span text:style-name="T84">2) Textual or graphical methods can be used to show the different functions and their relationships.</text:span></text:p><text:p text:style-name="P76"><text:span text:style-name="T84">Such a diagram is not intended to show a design of a product, but simply shows the logical relationships among variables.</text:span></text:p></office:annotation></text:span></text:h>
      <text:p text:style-name="P4">Quando l’utente accede<text:span text:style-name="T57">rà</text:span> al tool gli <text:span text:style-name="T58">verranno fornite le funzionalità di creazione di una nuova sessione di traduzione e di caricamento di una sessione già esistente.</text:span></text:p>
      <text:p text:style-name="P5">Alla creazione di una nuova sessione di traduzione il sistema richiederà l’inserimento di un ontologia su cui basare la traduzione dei requisiti.</text:p>
      <text:p text:style-name="P6">Entrati in una sessione di traduzione il sistema fornirà la possibilità di inserire un file di requisiti da tradurre. <text:span text:style-name="T59">Alla richiesta di traduzione dei requisiti il sistema restituirà per ogni requisito un diverso tipo di output a seconda della riuscita della traduzione.</text:span></text:p>
      <text:p text:style-name="P7">Nel caso <text:span text:style-name="T60">in cui</text:span> il sistema sia riuscito a tradurre correttamente il requisito restituirà la traduzione in formal specification pattern dello stesso requisito.</text:p>
      <text:p text:style-name="P8">Altrimenti il sistema restituirà un diverso messaggio di errore in base ai motivi per cui la traduzione non è andata a buon fine.</text:p>
      <text:p text:style-name="P8">In particolare il sistema reagirà a un errore grammaticale nel requisito analizzato notificando all’utente l’errore grammaticale e a un’incertezza tra diverse traduzioni mostrando le possibili traduzioni all’utente e chiedendogli di indicare quella corretta.</text:p>
      <text:p text:style-name="P8">Nel caso di altri altre categorie di errori il sistema fornirà all’utente informazioni sull’errore e alcune possibili soluzioni.</text:p>
      <text:h text:style-name="P72" text:outline-level="2">2.<text:span text:style-name="T61">3</text:span>. <text:span text:style-name="T61">User Characteristics</text:span><text:span text:style-name="T61"><office:annotation><dc:creator>Unknown Author</dc:creator><dc:date>2017-03-09T15:04:21</dc:date><text:p text:style-name="P76"><text:span text:style-name="T84">This subsection of the SRS should describe those general characteristics of the intended users of the product</text:span></text:p><text:p text:style-name="P76"><text:span text:style-name="T84">including educational level, experience, and technical expertise. It should not be used to state specific requirements, but rather should provide the reasons why certain specific requirements are later specified in Section 3 of the SRS.</text:span></text:p></office:annotation></text:span></text:h>
      <text:p text:style-name="P11"><text:span text:style-name="T47">V</text:span><text:span text:style-name="T46">i è un’unica classe di utenti.</text:span></text:p>
      <text:p text:style-name="P11"><text:soft-page-break/><text:span text:style-name="T46">L’obiettivo primario dell’</text:span><text:span text:style-name="T48">utente</text:span><text:span text:style-name="T36"> </text:span><text:span text:style-name="T28">è quello di ottenere la traduzione di requisiti </text:span><text:span text:style-name="T29">espressi</text:span><text:span text:style-name="T28"> in linguaggio naturale in </text:span><text:span text:style-name="T29">requisiti espressi in forma di</text:span><text:span text:style-name="T28"> Formal Specification Patterns, </text:span><text:span text:style-name="T30">così da poter verificare la correttezza d</text:span><text:span text:style-name="T31">i tali requisiti utilizzando metodi formali</text:span><text:span text:style-name="T28">. </text:span></text:p>
      <text:p text:style-name="P9">L’utente dovrà conoscere le norme di scrittura di requisiti in linguaggio naturale nonché avere una discreta conoscenza riguardo i Formal Specification Patterns utilizzati.</text:p>
      <text:h text:style-name="P72" text:outline-level="2">2.<text:span text:style-name="T62">4</text:span>. <text:span text:style-name="T62">Constraints</text:span><text:span text:style-name="T62"><office:annotation><dc:creator>Unknown Author</dc:creator><dc:date>2017-03-09T15:19:48</dc:date><text:p text:style-name="P76"><text:span text:style-name="T84">This subsection of the SRS should provide a general description of any other items that will limit the devel-</text:span></text:p><text:p text:style-name="P76"><text:span text:style-name="T84">operÕs options. These include</text:span></text:p><text:p text:style-name="P76"><text:span text:style-name="T84">a)Regulatory policies;</text:span></text:p><text:p text:style-name="P76"><text:span text:style-name="T84">b)Hardware limitations (e.g., </text:span></text:p><text:p text:style-name="P76"><text:span text:style-name="T84">signal timing requirements);</text:span></text:p><text:p text:style-name="P76"><text:span text:style-name="T84">c) Interfaces to other applications;</text:span></text:p><text:p text:style-name="P76"><text:span text:style-name="T84">d) Parallel operation;</text:span></text:p><text:p text:style-name="P76"><text:span text:style-name="T84">e) Audit functions;</text:span></text:p><text:p text:style-name="P76"><text:span text:style-name="T84">f) Control functions;</text:span></text:p><text:p text:style-name="P76"><text:span text:style-name="T84">h) Higher-order language requirements;</text:span></text:p><text:p text:style-name="P76"><text:span text:style-name="T84">g) Signal handshake protocols (e.g., XON-XOFF, ACK-NACK);</text:span></text:p><text:p text:style-name="P76"><text:span text:style-name="T84">h) Reliability requirements;</text:span></text:p><text:p text:style-name="P76"><text:span text:style-name="T84">j) Criticality of the application;</text:span></text:p><text:p text:style-name="P76"><text:span text:style-name="T84">k) Safety and security considerations.</text:span></text:p></office:annotation></text:span></text:h>
      <text:p text:style-name="P12">I vincoli <text:span text:style-name="T63">che dovranno essere rispettati sono i seguenti:</text:span></text:p>
      <text:p text:style-name="P12">I requisiti in linguaggio naturale d<text:span text:style-name="T59">o</text:span>v<text:span text:style-name="T64">ranno</text:span> essere scritti in inglese seguendo la normativa <text:span text:style-name="T32">espressa nel documento “MPA1 VCMS APSW Requirement Standards”.</text:span></text:p>
      <text:p text:style-name="P10">I requisiti da tradurre dovranno essere forniti al tool in forma di file di testo; al termine di ogni requisito dovrà essere inserito il carattere di new line.</text:p>
      <text:h text:style-name="P30" text:outline-level="1"/>
      <text:h text:style-name="P32" text:outline-level="1"><text:span text:style-name="T8">3</text:span><text:span text:style-name="T6">.0. <text:s/></text:span><text:span text:style-name="T9">R</text:span><text:span text:style-name="T10">equirements </text:span><text:span text:style-name="T9">Specification</text:span><text:span text:style-name="T10"><office:annotation><dc:creator>Unknown Author</dc:creator><dc:date>2017-03-09T15:35:13</dc:date><text:p text:style-name="P76"><text:span text:style-name="T84">This section of the SRS should contain all of the software requirements to a level of detail sufficient to</text:span></text:p><text:p text:style-name="P76"><text:span text:style-name="T84">enable designers to design a system to satisfy those requirements, and testers to test that the system satisfies</text:span></text:p><text:p text:style-name="P76"><text:span text:style-name="T84">those requirements. Throughout this section, every stated requirement should be externally perceivable by</text:span></text:p><text:p text:style-name="P76"><text:span text:style-name="T84">users, operators, or other external systems. These requirements should include at a minimum a description of</text:span></text:p><text:p text:style-name="P76"><text:span text:style-name="T84">every input (stimulus) into the system, every output (response) from the system, and all functions performed</text:span></text:p><text:p text:style-name="P76"><text:span text:style-name="T84">by the system in response to an input or in support of an output. As this is often the largest and most important part of the SRS, the following principles apply:</text:span></text:p><text:p text:style-name="P76"><text:span text:style-name="T84">a) Specific requirements should be stated in conformance with all the characteristics described in 3.</text:span></text:p><text:p text:style-name="P76"><text:span text:style-name="T84">2) Specific requirements should be cross-referenced to earlier documents that relate.</text:span></text:p><text:p text:style-name="P76"><text:span text:style-name="T84">3) All requirements should be uniquely identifiable.</text:span></text:p><text:p text:style-name="P76"><text:span text:style-name="T84">4) Careful attention should be given to organizing the requirements to maximize rea</text:span></text:p><text:p text:style-name="P76"><text:span text:style-name="T84">dability.</text:span></text:p></office:annotation></text:span></text:h>
      <text:h text:style-name="P74" text:outline-level="2"><text:span text:style-name="T49">3</text:span><text:span text:style-name="T50">.</text:span><text:span text:style-name="T49">1</text:span><text:span text:style-name="T50">. </text:span><text:span text:style-name="T49">External Interfaces</text:span><text:span text:style-name="T49"><office:annotation><dc:creator>Unknown Author</dc:creator><dc:date>2017-03-09T15:45:37</dc:date><text:p text:style-name="P76"><text:span text:style-name="T84">This should be a detailed description of all inputs into and outputs from the software system. It should</text:span></text:p><text:p text:style-name="P76"><text:span text:style-name="T84">complement the interface descriptions in 2 and should not repeat information there.</text:span></text:p></office:annotation></text:span></text:h>
      <text:h text:style-name="P72" text:outline-level="2"><text:span text:style-name="T65">3</text:span>.<text:span text:style-name="T65">2</text:span>. <text:span text:style-name="T65">Functions</text:span><text:span text:style-name="T65"><office:annotation><dc:creator>Unknown Author</dc:creator><dc:date>2017-03-09T15:46:51</dc:date><text:p text:style-name="P76"><text:span text:style-name="T84">Functional requirements should define the fundamental actions that must take place in the software in</text:span></text:p><text:p text:style-name="P76"><text:span text:style-name="T84">accepting and processing the inputs and in processing and generating the outputs. These are generally listed</text:span></text:p><text:p text:style-name="P76"><text:span text:style-name="T84">as “shall” statements starting with “The system shall”</text:span></text:p><text:p text:style-name="P76"><text:span text:style-name="T84">These include</text:span></text:p><text:p text:style-name="P76"><text:span text:style-name="T84">a) Validity checks on the inputs</text:span></text:p><text:p text:style-name="P76"><text:span text:style-name="T84">2) Exact sequence of operations</text:span></text:p><text:p text:style-name="P76"><text:span text:style-name="T84">c) Responses to abnormal situations, including</text:span></text:p><text:p text:style-name="P76"><text:span text:style-name="T84"><text:s text:c="2"/></text:span><text:span text:style-name="T84">1) Overflow</text:span></text:p><text:p text:style-name="P76"><text:span text:style-name="T84"><text:s text:c="2"/></text:span><text:span text:style-name="T84">2) Communication facilities</text:span></text:p><text:p text:style-name="P76"><text:span text:style-name="T84"><text:s text:c="2"/></text:span><text:span text:style-name="T84">3) Error handling and recovery</text:span></text:p><text:p text:style-name="P76"><text:span text:style-name="T84">d) Effect of parameters</text:span></text:p><text:p text:style-name="P76"><text:span text:style-name="T84">e) Relationship of outputs to inputs, including</text:span></text:p><text:p text:style-name="P76"><text:span text:style-name="T84"><text:s text:c="2"/></text:span><text:span text:style-name="T84">1) Input/output sequences</text:span></text:p><text:p text:style-name="P76"><text:span text:style-name="T84"><text:s text:c="2"/></text:span><text:span text:style-name="T84">2) Formulas for input to output conversion</text:span></text:p></office:annotation></text:span></text:h>
      <table:table table:name="Tabella1" table:style-name="Tabella1">
        <table:table-column table:style-name="Tabella1.A"/>
        <table:table-column table:style-name="Tabella1.B"/>
        <table:table-row>
          <table:table-cell table:style-name="Tabella1.A1" office:value-type="string">
            <text:p text:style-name="P34">ID</text:p>
          </table:table-cell>
          <table:table-cell table:style-name="Tabella1.B1" office:value-type="string">
            <text:p text:style-name="P34">OBIETTIVI</text:p>
          </table:table-cell>
        </table:table-row>
        <table:table-row>
          <table:table-cell table:style-name="Tabella1.A2" office:value-type="string">
            <text:p text:style-name="P35">UC1</text:p>
          </table:table-cell>
          <table:table-cell table:style-name="Tabella1.B5" office:value-type="string">
            <text:p text:style-name="P35">Crea <text:span text:style-name="T66">S</text:span>essione di <text:span text:style-name="T66">T</text:span>raduzione</text:p>
          </table:table-cell>
        </table:table-row>
        <table:table-row>
          <table:table-cell table:style-name="Tabella1.A2" office:value-type="string">
            <text:p text:style-name="P35">UC2</text:p>
          </table:table-cell>
          <table:table-cell table:style-name="Tabella1.B5" office:value-type="string">
            <text:p text:style-name="P35">Carica <text:span text:style-name="T66">S</text:span>essione di <text:span text:style-name="T66">T</text:span>raduzione</text:p>
          </table:table-cell>
        </table:table-row>
        <table:table-row>
          <table:table-cell table:style-name="Tabella1.A2" office:value-type="string">
            <text:p text:style-name="P35">UC3</text:p>
          </table:table-cell>
          <table:table-cell table:style-name="Tabella1.B5" office:value-type="string">
            <text:p text:style-name="P35">Tradu<text:span text:style-name="T66">ci</text:span> Requisiti</text:p>
          </table:table-cell>
        </table:table-row>
        <table:table-row>
          <table:table-cell table:style-name="Tabella1.A2" office:value-type="string">
            <text:p text:style-name="P35">UC4</text:p>
          </table:table-cell>
          <table:table-cell table:style-name="Tabella1.B5" office:value-type="string">
            <text:p text:style-name="P37">Selezion<text:span text:style-name="T66">a</text:span> <text:span text:style-name="T66">T</text:span>raduzione <text:span text:style-name="T66">C</text:span>orretta</text:p>
          </table:table-cell>
        </table:table-row>
        <table:table-row>
          <table:table-cell table:style-name="Tabella1.A2" office:value-type="string">
            <text:p text:style-name="P35">UC5</text:p>
          </table:table-cell>
          <table:table-cell table:style-name="Tabella1.B6" office:value-type="string">
            <text:p text:style-name="P38">Visualizza <text:span text:style-name="T66">M</text:span>essaggio di <text:span text:style-name="T66">E</text:span>rrore</text:p>
          </table:table-cell>
        </table:table-row>
        <table:table-row>
          <table:table-cell table:style-name="Tabella1.A2" office:value-type="string">
            <text:p text:style-name="P36">UC<text:span text:style-name="T67">6</text:span></text:p>
          </table:table-cell>
          <table:table-cell table:style-name="Tabella1.B7" office:value-type="string">
            <text:p text:style-name="P41"><text:span text:style-name="T22">Inseri</text:span><text:span text:style-name="T33">sci</text:span><text:span text:style-name="T22"> </text:span><text:span text:style-name="T33">M</text:span><text:span text:style-name="T22">anual</text:span><text:span text:style-name="T33">mente</text:span><text:span text:style-name="T22"> </text:span><text:span text:style-name="T33">T</text:span><text:span text:style-name="T22">raduzione</text:span> </text:p>
          </table:table-cell>
        </table:table-row>
      </table:table>
      <text:p text:style-name="P13"/>
      <text:h text:style-name="P73" text:outline-level="2"><text:span text:style-name="T65">3</text:span>.<text:span text:style-name="T65">2</text:span>.<text:span text:style-name="T68">1</text:span> <text:span text:style-name="T68">UC1</text:span></text:h>
      <table:table table:name="Tabella2" table:style-name="Tabella2">
        <table:table-column table:style-name="Tabella2.A"/>
        <table:table-column table:style-name="Tabella2.B"/>
        <table:table-row>
          <table:table-cell table:style-name="Tabella2.A1" office:value-type="string">
            <text:p text:style-name="P42">UC1</text:p>
          </table:table-cell>
          <table:table-cell table:style-name="Tabella2.B1" office:value-type="string">
            <text:p text:style-name="P69"/>
          </table:table-cell>
        </table:table-row>
        <table:table-row>
          <table:table-cell table:style-name="Tabella2.A2" office:value-type="string">
            <text:p text:style-name="P42">Nome</text:p>
          </table:table-cell>
          <table:table-cell table:style-name="Tabella2.B2" office:value-type="string">
            <text:p text:style-name="P35">Crea <text:span text:style-name="T66">S</text:span>essione di <text:span text:style-name="T66">T</text:span>raduzione</text:p>
          </table:table-cell>
        </table:table-row>
        <table:table-row>
          <table:table-cell table:style-name="Tabella2.A2" office:value-type="string">
            <text:p text:style-name="P42">Livello</text:p>
          </table:table-cell>
          <table:table-cell table:style-name="Tabella2.B2" office:value-type="string">
            <text:p text:style-name="P51">Obiettivo Utente</text:p>
          </table:table-cell>
        </table:table-row>
        <table:table-row>
          <table:table-cell table:style-name="Tabella2.A2" office:value-type="string">
            <text:p text:style-name="P42">Attore Principale</text:p>
          </table:table-cell>
          <table:table-cell table:style-name="Tabella2.B2" office:value-type="string">
            <text:p text:style-name="P51">Utente</text:p>
          </table:table-cell>
        </table:table-row>
        <table:table-row>
          <table:table-cell table:style-name="Tabella2.A2" office:value-type="string">
            <text:p text:style-name="P44">Parti interessate e interessi</text:p>
          </table:table-cell>
          <table:table-cell table:style-name="Tabella2.B2" office:value-type="string">
            <text:p text:style-name="P51"/>
          </table:table-cell>
        </table:table-row>
        <table:table-row>
          <table:table-cell table:style-name="Tabella2.A2" office:value-type="string">
            <text:p text:style-name="P43">Utente</text:p>
          </table:table-cell>
          <table:table-cell table:style-name="Tabella2.B2" office:value-type="string">
            <text:p text:style-name="P51">Vuole creare una nuova sessione di traduzione</text:p>
          </table:table-cell>
        </table:table-row>
        <table:table-row>
          <table:table-cell table:style-name="Tabella2.A2" office:value-type="string">
            <text:p text:style-name="P44">Pre-condizioni</text:p>
          </table:table-cell>
          <table:table-cell table:style-name="Tabella2.B2" office:value-type="string">
            <text:p text:style-name="P51">-</text:p>
          </table:table-cell>
        </table:table-row>
        <table:table-row>
          <table:table-cell table:style-name="Tabella2.A2" office:value-type="string">
            <text:p text:style-name="P44">Garanzia di successo</text:p>
          </table:table-cell>
          <table:table-cell table:style-name="Tabella2.B2" office:value-type="string">
            <text:p text:style-name="P52">Il sistema crea la sessione</text:p>
          </table:table-cell>
        </table:table-row>
        <table:table-row>
          <table:table-cell table:style-name="Tabella2.A9" office:value-type="string">
            <text:p text:style-name="P44">Scenario Principale</text:p>
          </table:table-cell>
          <table:table-cell table:style-name="Tabella2.B9" office:value-type="string">
            <text:p text:style-name="P69"/>
          </table:table-cell>
        </table:table-row>
        <table:table-row>
          <table:table-cell table:style-name="Tabella2.A10" office:value-type="string">
            <text:p text:style-name="P45">1</text:p>
          </table:table-cell>
          <table:table-cell table:style-name="Tabella2.B10" office:value-type="string">
            <text:p text:style-name="P52">L’utente accede all’interfaccia di creazione di una nuova sessione</text:p>
          </table:table-cell>
        </table:table-row>
        <table:table-row>
          <table:table-cell table:style-name="Tabella2.A10" office:value-type="string">
            <text:p text:style-name="P45">2</text:p>
          </table:table-cell>
          <table:table-cell table:style-name="Tabella2.B10" office:value-type="string">
            <text:p text:style-name="P52">Il sistema chiede il nome della nuova sessione e dove deve essere salvata</text:p>
          </table:table-cell>
        </table:table-row>
        <table:table-row>
          <table:table-cell table:style-name="Tabella2.A10" office:value-type="string">
            <text:p text:style-name="P45">3</text:p>
          </table:table-cell>
          <table:table-cell table:style-name="Tabella2.B10" office:value-type="string">
            <text:p text:style-name="P52">Il sistema verifica la validità della locazione di salvataggio</text:p>
          </table:table-cell>
        </table:table-row>
        <table:table-row>
          <table:table-cell table:style-name="Tabella2.A10" office:value-type="string">
            <text:p text:style-name="P45">4</text:p>
          </table:table-cell>
          <table:table-cell table:style-name="Tabella2.B10" office:value-type="string">
            <text:p text:style-name="P52">Il sistema chiede all’utente di inserire un’ontologia da abbinare alla sessione</text:p>
          </table:table-cell>
        </table:table-row>
        <table:table-row>
          <table:table-cell table:style-name="Tabella2.A10" office:value-type="string">
            <text:p text:style-name="P45">5</text:p>
          </table:table-cell>
          <table:table-cell table:style-name="Tabella2.B10" office:value-type="string">
            <text:p text:style-name="P52">L’utente inserisce l’ontologia</text:p>
          </table:table-cell>
        </table:table-row>
        <table:table-row>
          <table:table-cell table:style-name="Tabella2.A10" office:value-type="string">
            <text:p text:style-name="P45">6</text:p>
          </table:table-cell>
          <table:table-cell table:style-name="Tabella2.B10" office:value-type="string">
            <text:p text:style-name="P52">Il sistema verifica che l’ontologia sia nel formato corretto</text:p>
          </table:table-cell>
        </table:table-row>
        <text:soft-page-break/>
        <table:table-row>
          <table:table-cell table:style-name="Tabella2.A10" office:value-type="string">
            <text:p text:style-name="P45">7</text:p>
          </table:table-cell>
          <table:table-cell table:style-name="Tabella2.B10" office:value-type="string">
            <text:p text:style-name="P52">Il sistema chiede la conferma di creazione della sessione</text:p>
          </table:table-cell>
        </table:table-row>
        <table:table-row>
          <table:table-cell table:style-name="Tabella2.A10" office:value-type="string">
            <text:p text:style-name="P45">8</text:p>
          </table:table-cell>
          <table:table-cell table:style-name="Tabella2.B10" office:value-type="string">
            <text:p text:style-name="P52">L’utente conferma la creazione della sessione</text:p>
          </table:table-cell>
        </table:table-row>
        <table:table-row>
          <table:table-cell table:style-name="Tabella2.A10" office:value-type="string">
            <text:p text:style-name="P45">9</text:p>
          </table:table-cell>
          <table:table-cell table:style-name="Tabella2.B10" office:value-type="string">
            <text:p text:style-name="P52">Il sistema crea la nuova sessione</text:p>
          </table:table-cell>
        </table:table-row>
        <table:table-row>
          <table:table-cell table:style-name="Tabella2.A10" office:value-type="string">
            <text:p text:style-name="P45">10</text:p>
          </table:table-cell>
          <table:table-cell table:style-name="Tabella2.B10" office:value-type="string">
            <text:p text:style-name="P52">Il sistema riporta alla pagina di traduzione di requisiti</text:p>
          </table:table-cell>
        </table:table-row>
        <table:table-row>
          <table:table-cell table:style-name="Tabella2.A20" office:value-type="string">
            <text:p text:style-name="P46">Scenari alternativi</text:p>
          </table:table-cell>
          <table:table-cell table:style-name="Tabella2.B20" office:value-type="string">
            <text:p text:style-name="P52"/>
          </table:table-cell>
        </table:table-row>
        <table:table-row>
          <table:table-cell table:style-name="Tabella2.A21" office:value-type="string">
            <text:p text:style-name="P45">3a</text:p>
          </table:table-cell>
          <table:table-cell table:style-name="Tabella2.B21" office:value-type="string">
            <text:p text:style-name="P52">Il sistema non riconosce come valida la locazione di salvataggio</text:p>
            <text:p text:style-name="P52">1. Il sistema <text:span text:style-name="T69">notifica all’utente l’invalidità della locazione fornita</text:span></text:p>
            <text:p text:style-name="P52">2. <text:span text:style-name="T69">Il sistema ritorna al punto 2 dello scenario principale</text:span></text:p>
          </table:table-cell>
        </table:table-row>
        <table:table-row>
          <table:table-cell table:style-name="Tabella2.A21" office:value-type="string">
            <text:p text:style-name="P47">6a</text:p>
          </table:table-cell>
          <table:table-cell table:style-name="Tabella2.B21" office:value-type="string">
            <text:p text:style-name="P53">L’ontologia fornita non è nel formato corretto</text:p>
            <text:p text:style-name="P53">1. Il sistema notifica all’utente che l’ontologia inserita non è in un formato valido</text:p>
            <text:p text:style-name="P53">2. Il sistema ritorna al punto 4 dello scenario principale</text:p>
          </table:table-cell>
        </table:table-row>
        <table:table-row>
          <table:table-cell table:style-name="Tabella2.A21" office:value-type="string">
            <text:p text:style-name="P47">8a</text:p>
          </table:table-cell>
          <table:table-cell table:style-name="Tabella2.B21" office:value-type="string">
            <text:p text:style-name="P53">L’utente annulla la creazione della sessione</text:p>
            <text:p text:style-name="P53">1. Il sistema ritorna alla schermata principale</text:p>
          </table:table-cell>
        </table:table-row>
      </table:table>
      <text:p text:style-name="P14"/>
      <text:h text:style-name="P74" text:outline-level="2"><text:span text:style-name="T51">3.2.</text:span><text:span text:style-name="T52">2</text:span><text:span text:style-name="T51"> UC2</text:span></text:h>
      <table:table table:name="Tabella3" table:style-name="Tabella3">
        <table:table-column table:style-name="Tabella3.A"/>
        <table:table-column table:style-name="Tabella3.B"/>
        <table:table-row>
          <table:table-cell table:style-name="Tabella3.A1" office:value-type="string">
            <text:p text:style-name="P42">UC<text:span text:style-name="T69">2</text:span></text:p>
          </table:table-cell>
          <table:table-cell table:style-name="Tabella3.B1" office:value-type="string">
            <text:p text:style-name="P69"/>
          </table:table-cell>
        </table:table-row>
        <table:table-row>
          <table:table-cell table:style-name="Tabella3.A2" office:value-type="string">
            <text:p text:style-name="P42">Nome</text:p>
          </table:table-cell>
          <table:table-cell table:style-name="Tabella3.B2" office:value-type="string">
            <text:p text:style-name="P35">Carica <text:span text:style-name="T66">S</text:span>essione di <text:span text:style-name="T66">T</text:span>raduzione</text:p>
          </table:table-cell>
        </table:table-row>
        <table:table-row>
          <table:table-cell table:style-name="Tabella3.A2" office:value-type="string">
            <text:p text:style-name="P42">Livello</text:p>
          </table:table-cell>
          <table:table-cell table:style-name="Tabella3.B2" office:value-type="string">
            <text:p text:style-name="P51">Obiettivo Utente</text:p>
          </table:table-cell>
        </table:table-row>
        <table:table-row>
          <table:table-cell table:style-name="Tabella3.A2" office:value-type="string">
            <text:p text:style-name="P42">Attore Principale</text:p>
          </table:table-cell>
          <table:table-cell table:style-name="Tabella3.B2" office:value-type="string">
            <text:p text:style-name="P51">Utente</text:p>
          </table:table-cell>
        </table:table-row>
        <table:table-row>
          <table:table-cell table:style-name="Tabella3.A2" office:value-type="string">
            <text:p text:style-name="P44">Parti interessate e interessi</text:p>
          </table:table-cell>
          <table:table-cell table:style-name="Tabella3.B2" office:value-type="string">
            <text:p text:style-name="P51"/>
          </table:table-cell>
        </table:table-row>
        <table:table-row>
          <table:table-cell table:style-name="Tabella3.A2" office:value-type="string">
            <text:p text:style-name="P43">Utente</text:p>
          </table:table-cell>
          <table:table-cell table:style-name="Tabella3.B2" office:value-type="string">
            <text:p text:style-name="P51">Vuole <text:span text:style-name="T69">caricare una</text:span> sessione di traduzione <text:span text:style-name="T69">preesistente</text:span></text:p>
          </table:table-cell>
        </table:table-row>
        <table:table-row>
          <table:table-cell table:style-name="Tabella3.A2" office:value-type="string">
            <text:p text:style-name="P44">Pre-condizioni</text:p>
          </table:table-cell>
          <table:table-cell table:style-name="Tabella3.B2" office:value-type="string">
            <text:p text:style-name="P54">Esiste già almeno una sessione</text:p>
          </table:table-cell>
        </table:table-row>
        <table:table-row>
          <table:table-cell table:style-name="Tabella3.A2" office:value-type="string">
            <text:p text:style-name="P44">Garanzia di successo</text:p>
          </table:table-cell>
          <table:table-cell table:style-name="Tabella3.B2" office:value-type="string">
            <text:p text:style-name="P52">Il sistema <text:span text:style-name="T69">carica</text:span> la sessione</text:p>
          </table:table-cell>
        </table:table-row>
        <table:table-row>
          <table:table-cell table:style-name="Tabella3.A9" office:value-type="string">
            <text:p text:style-name="P44">Scenario Principale</text:p>
          </table:table-cell>
          <table:table-cell table:style-name="Tabella3.B9" office:value-type="string">
            <text:p text:style-name="P69"/>
          </table:table-cell>
        </table:table-row>
        <table:table-row>
          <table:table-cell table:style-name="Tabella3.A10" office:value-type="string">
            <text:p text:style-name="P45">1</text:p>
          </table:table-cell>
          <table:table-cell table:style-name="Tabella3.B10" office:value-type="string">
            <text:p text:style-name="P52">L’utente accede all’interfaccia di <text:span text:style-name="T70">caricamento</text:span> di una nuova sessione</text:p>
          </table:table-cell>
        </table:table-row>
        <table:table-row>
          <table:table-cell table:style-name="Tabella3.A10" office:value-type="string">
            <text:p text:style-name="P45">2</text:p>
          </table:table-cell>
          <table:table-cell table:style-name="Tabella3.B10" office:value-type="string">
            <text:p text:style-name="P52">Il sistema chiede <text:span text:style-name="T71">di selezionare la sessione che si desidera caricare</text:span></text:p>
          </table:table-cell>
        </table:table-row>
        <table:table-row>
          <table:table-cell table:style-name="Tabella3.A10" office:value-type="string">
            <text:p text:style-name="P45">3</text:p>
          </table:table-cell>
          <table:table-cell table:style-name="Tabella3.B10" office:value-type="string">
            <text:p text:style-name="P55">L’utente seleziona la sessione che desidera caricare</text:p>
          </table:table-cell>
        </table:table-row>
        <table:table-row>
          <table:table-cell table:style-name="Tabella3.A10" office:value-type="string">
            <text:p text:style-name="P45">4</text:p>
          </table:table-cell>
          <table:table-cell table:style-name="Tabella3.B10" office:value-type="string">
            <text:p text:style-name="P52">Il sistema c<text:span text:style-name="T71">arica la sessione selezionata</text:span></text:p>
          </table:table-cell>
        </table:table-row>
        <table:table-row>
          <table:table-cell table:style-name="Tabella3.A10" office:value-type="string">
            <text:p text:style-name="P45">5</text:p>
          </table:table-cell>
          <table:table-cell table:style-name="Tabella3.B10" office:value-type="string">
            <text:p text:style-name="P55">Il sistema riporta alla pagina di traduzione dei requisiti</text:p>
          </table:table-cell>
        </table:table-row>
        <table:table-row>
          <table:table-cell table:style-name="Tabella3.A15" office:value-type="string">
            <text:p text:style-name="P46">Scenari alternativi</text:p>
          </table:table-cell>
          <table:table-cell table:style-name="Tabella3.B15" office:value-type="string">
            <text:p text:style-name="P52"/>
          </table:table-cell>
        </table:table-row>
        <table:table-row>
          <table:table-cell table:style-name="Tabella3.A16" office:value-type="string">
            <text:p text:style-name="P48">3a</text:p>
          </table:table-cell>
          <table:table-cell table:style-name="Tabella3.B16" office:value-type="string">
            <text:p text:style-name="P56">L’utente non trova la sessione che vuole caricare</text:p>
            <text:p text:style-name="P56"><text:soft-page-break/>1. L’utente annulla il caricamento della sessione</text:p>
            <text:p text:style-name="P56">2. Il sistema riporta alla schermata principale</text:p>
          </table:table-cell>
        </table:table-row>
      </table:table>
      <text:p text:style-name="P16"/>
      <text:h text:style-name="P74" text:outline-level="2"><text:span text:style-name="T51">3.2.</text:span><text:span text:style-name="T52">3</text:span><text:span text:style-name="T51"> UC</text:span><text:span text:style-name="T53">3</text:span></text:h>
      <table:table table:name="Tabella4" table:style-name="Tabella4">
        <table:table-column table:style-name="Tabella4.A"/>
        <table:table-column table:style-name="Tabella4.B"/>
        <table:table-row>
          <table:table-cell table:style-name="Tabella4.A1" office:value-type="string">
            <text:p text:style-name="P42">UC<text:span text:style-name="T72">3</text:span></text:p>
          </table:table-cell>
          <table:table-cell table:style-name="Tabella4.B1" office:value-type="string">
            <text:p text:style-name="P69"/>
          </table:table-cell>
        </table:table-row>
        <table:table-row>
          <table:table-cell table:style-name="Tabella4.A2" office:value-type="string">
            <text:p text:style-name="P42">Nome</text:p>
          </table:table-cell>
          <table:table-cell table:style-name="Tabella4.B2" office:value-type="string">
            <text:p text:style-name="P35">Tradu<text:span text:style-name="T66">ci</text:span> Requisiti</text:p>
          </table:table-cell>
        </table:table-row>
        <table:table-row>
          <table:table-cell table:style-name="Tabella4.A2" office:value-type="string">
            <text:p text:style-name="P42">Livello</text:p>
          </table:table-cell>
          <table:table-cell table:style-name="Tabella4.B2" office:value-type="string">
            <text:p text:style-name="P51">Obiettivo Utente</text:p>
          </table:table-cell>
        </table:table-row>
        <table:table-row>
          <table:table-cell table:style-name="Tabella4.A2" office:value-type="string">
            <text:p text:style-name="P42">Attore Principale</text:p>
          </table:table-cell>
          <table:table-cell table:style-name="Tabella4.B2" office:value-type="string">
            <text:p text:style-name="P51">Utente</text:p>
          </table:table-cell>
        </table:table-row>
        <table:table-row>
          <table:table-cell table:style-name="Tabella4.A2" office:value-type="string">
            <text:p text:style-name="P44">Parti interessate e interessi</text:p>
          </table:table-cell>
          <table:table-cell table:style-name="Tabella4.B2" office:value-type="string">
            <text:p text:style-name="P51"/>
          </table:table-cell>
        </table:table-row>
        <table:table-row>
          <table:table-cell table:style-name="Tabella4.A2" office:value-type="string">
            <text:p text:style-name="P43">Utente</text:p>
          </table:table-cell>
          <table:table-cell table:style-name="Tabella4.B2" office:value-type="string">
            <text:p text:style-name="P57">Vuole tradurre requisiti da linguaggio naturale a Formal Specification Pattern</text:p>
          </table:table-cell>
        </table:table-row>
        <table:table-row>
          <table:table-cell table:style-name="Tabella4.A2" office:value-type="string">
            <text:p text:style-name="P44">Pre-condizioni</text:p>
          </table:table-cell>
          <table:table-cell table:style-name="Tabella4.B2" office:value-type="string">
            <text:p text:style-name="P58"><text:span text:style-name="T73">È</text:span><text:span text:style-name="T74"> stata aperta una sessione di traduzione</text:span></text:p>
          </table:table-cell>
        </table:table-row>
        <table:table-row>
          <table:table-cell table:style-name="Tabella4.A2" office:value-type="string">
            <text:p text:style-name="P44">Garanzia di successo</text:p>
          </table:table-cell>
          <table:table-cell table:style-name="Tabella4.B2" office:value-type="string">
            <text:p text:style-name="P52">Il sistema <text:span text:style-name="T77">traduce i requisiti</text:span></text:p>
          </table:table-cell>
        </table:table-row>
        <table:table-row>
          <table:table-cell table:style-name="Tabella4.A9" office:value-type="string">
            <text:p text:style-name="P44">Scenario Principale</text:p>
          </table:table-cell>
          <table:table-cell table:style-name="Tabella4.B9" office:value-type="string">
            <text:p text:style-name="P69"/>
          </table:table-cell>
        </table:table-row>
        <table:table-row>
          <table:table-cell table:style-name="Tabella4.A10" office:value-type="string">
            <text:p text:style-name="P45">1</text:p>
          </table:table-cell>
          <table:table-cell table:style-name="Tabella4.B10" office:value-type="string">
            <text:p text:style-name="P52">L’utente accede all’interfaccia di <text:span text:style-name="T78">traduzione dei requisiti</text:span></text:p>
          </table:table-cell>
        </table:table-row>
        <table:table-row>
          <table:table-cell table:style-name="Tabella4.A10" office:value-type="string">
            <text:p text:style-name="P45">2</text:p>
          </table:table-cell>
          <table:table-cell table:style-name="Tabella4.B10" office:value-type="string">
            <text:p text:style-name="P52">Il sistema chiede <text:span text:style-name="T71">di caricare il file contenente i requisiti da tradurre</text:span></text:p>
          </table:table-cell>
        </table:table-row>
        <table:table-row>
          <table:table-cell table:style-name="Tabella4.A10" office:value-type="string">
            <text:p text:style-name="P45">3</text:p>
          </table:table-cell>
          <table:table-cell table:style-name="Tabella4.B10" office:value-type="string">
            <text:p text:style-name="P59">L’utente seleziona il file dei requisiti</text:p>
          </table:table-cell>
        </table:table-row>
        <table:table-row>
          <table:table-cell table:style-name="Tabella4.A10" office:value-type="string">
            <text:p text:style-name="P49">4</text:p>
          </table:table-cell>
          <table:table-cell table:style-name="Tabella4.B10" office:value-type="string">
            <text:p text:style-name="P58">Il sistema verifica che il file dei requisiti sia nel formato richiesto</text:p>
          </table:table-cell>
        </table:table-row>
        <table:table-row>
          <table:table-cell table:style-name="Tabella4.A10" office:value-type="string">
            <text:p text:style-name="P49">5</text:p>
          </table:table-cell>
          <table:table-cell table:style-name="Tabella4.B10" office:value-type="string">
            <text:p text:style-name="P60">Il sistema traduce un requisito presente nel file</text:p>
          </table:table-cell>
        </table:table-row>
        <table:table-row>
          <table:table-cell table:style-name="Tabella4.A10" office:value-type="string">
            <text:p text:style-name="P45"/>
          </table:table-cell>
          <table:table-cell table:style-name="Tabella4.B10" office:value-type="string">
            <text:p text:style-name="P61">Il punto <text:span text:style-name="T79">5</text:span> viene ripetuto sino all’esaurimento di tutti i requisiti presenti nel file</text:p>
          </table:table-cell>
        </table:table-row>
        <table:table-row>
          <table:table-cell table:style-name="Tabella4.A10" office:value-type="string">
            <text:p text:style-name="P49">6</text:p>
          </table:table-cell>
          <table:table-cell table:style-name="Tabella4.B10" office:value-type="string">
            <text:p text:style-name="P60">Il sistema riporta a un interfaccia che presenta la traduzione dei requisiti</text:p>
          </table:table-cell>
        </table:table-row>
        <table:table-row>
          <table:table-cell table:style-name="Tabella4.A17" office:value-type="string">
            <text:p text:style-name="P46">Scenari alternativi</text:p>
          </table:table-cell>
          <table:table-cell table:style-name="Tabella4.B17" office:value-type="string">
            <text:p text:style-name="P52"/>
          </table:table-cell>
        </table:table-row>
        <table:table-row>
          <table:table-cell table:style-name="Tabella4.A18" office:value-type="string">
            <text:p text:style-name="P49">4a</text:p>
          </table:table-cell>
          <table:table-cell table:style-name="Tabella4.B18" office:value-type="string">
            <text:p text:style-name="P58">Il file dei requisiti non è nel formato richiesto</text:p>
            <text:p text:style-name="P58">1. Il sistema notifica all’utente che il file dei requisiti non è nel formato richiesto</text:p>
            <text:p text:style-name="P58">2. Il sistema ritorna al punto 2 dello scenario principale</text:p>
          </table:table-cell>
        </table:table-row>
        <table:table-row>
          <table:table-cell table:style-name="Tabella4.A18" office:value-type="string">
            <text:p text:style-name="P50"><text:span text:style-name="T79">5</text:span>a</text:p>
          </table:table-cell>
          <table:table-cell table:style-name="Tabella4.B18" office:value-type="string">
            <text:p text:style-name="P60">Il sistema non riesce a tradurre univocamente il requisito</text:p>
            <text:p text:style-name="P60">1. <text:span text:style-name="T22">Il sistema segnala il requisito come incerto e fornisce le traduzioni alternative nell’interfaccia che presenta la traduzione dei requisiti</text:span></text:p>
            <text:p text:style-name="P60">2. Il sistema ritorna al punto 4 dello scenario principale</text:p>
          </table:table-cell>
        </table:table-row>
        <table:table-row>
          <table:table-cell table:style-name="Tabella4.A18" office:value-type="string">
            <text:p text:style-name="P50"><text:span text:style-name="T79">5</text:span>b</text:p>
          </table:table-cell>
          <table:table-cell table:style-name="Tabella4.B18" office:value-type="string">
            <text:p text:style-name="P60">Il sistema non riesce a tradurre un requisito in quanto scritto in modo scorretto</text:p>
            <text:p text:style-name="P60">1. <text:span text:style-name="T22">Il sistema segnala il requisito come intraducibile e fornisce alcune possibili soluzioni al problema nell’interfaccia che presenta la traduzione dei requisiti</text:span></text:p>
          </table:table-cell>
        </table:table-row>
      </table:table>
      <text:p text:style-name="P16"/>
      <text:h text:style-name="P74" text:outline-level="2"><text:soft-page-break/><text:span text:style-name="T51">3.2.</text:span><text:span text:style-name="T52">4</text:span><text:span text:style-name="T51"> UC</text:span><text:span text:style-name="T52">4</text:span></text:h>
      <table:table table:name="Tabella5" table:style-name="Tabella5">
        <table:table-column table:style-name="Tabella5.A"/>
        <table:table-column table:style-name="Tabella5.B"/>
        <table:table-row>
          <table:table-cell table:style-name="Tabella5.A1" office:value-type="string">
            <text:p text:style-name="P42">UC<text:span text:style-name="T80">4</text:span></text:p>
          </table:table-cell>
          <table:table-cell table:style-name="Tabella5.B1" office:value-type="string">
            <text:p text:style-name="P69"/>
          </table:table-cell>
        </table:table-row>
        <table:table-row>
          <table:table-cell table:style-name="Tabella5.A2" office:value-type="string">
            <text:p text:style-name="P42">Nome</text:p>
          </table:table-cell>
          <table:table-cell table:style-name="Tabella5.B2" office:value-type="string">
            <text:p text:style-name="P37">Selezion<text:span text:style-name="T66">a</text:span> <text:span text:style-name="T66">T</text:span>raduzione <text:span text:style-name="T66">C</text:span>orretta</text:p>
          </table:table-cell>
        </table:table-row>
        <table:table-row>
          <table:table-cell table:style-name="Tabella5.A2" office:value-type="string">
            <text:p text:style-name="P42">Livello</text:p>
          </table:table-cell>
          <table:table-cell table:style-name="Tabella5.B2" office:value-type="string">
            <text:p text:style-name="P51">Obiettivo Utente</text:p>
          </table:table-cell>
        </table:table-row>
        <table:table-row>
          <table:table-cell table:style-name="Tabella5.A2" office:value-type="string">
            <text:p text:style-name="P42">Attore Principale</text:p>
          </table:table-cell>
          <table:table-cell table:style-name="Tabella5.B2" office:value-type="string">
            <text:p text:style-name="P51">Utente</text:p>
          </table:table-cell>
        </table:table-row>
        <table:table-row>
          <table:table-cell table:style-name="Tabella5.A2" office:value-type="string">
            <text:p text:style-name="P44">Parti interessate e interessi</text:p>
          </table:table-cell>
          <table:table-cell table:style-name="Tabella5.B2" office:value-type="string">
            <text:p text:style-name="P62">-</text:p>
          </table:table-cell>
        </table:table-row>
        <table:table-row>
          <table:table-cell table:style-name="Tabella5.A2" office:value-type="string">
            <text:p text:style-name="P43">Utente</text:p>
          </table:table-cell>
          <table:table-cell table:style-name="Tabella5.B2" office:value-type="string">
            <text:p text:style-name="P63">Vuole selezionare la traduzione corretta tra le diverse possibili traduzioni di un requisito incerto</text:p>
          </table:table-cell>
        </table:table-row>
        <table:table-row>
          <table:table-cell table:style-name="Tabella5.A2" office:value-type="string">
            <text:p text:style-name="P44">Pre-condizioni</text:p>
          </table:table-cell>
          <table:table-cell table:style-name="Tabella5.B2" office:value-type="string">
            <text:p text:style-name="P64"><text:span text:style-name="T73">È</text:span><text:span text:style-name="T74"> presente almeno un requisito marcato come incerto</text:span></text:p>
          </table:table-cell>
        </table:table-row>
        <table:table-row>
          <table:table-cell table:style-name="Tabella5.A2" office:value-type="string">
            <text:p text:style-name="P44">Garanzia di successo</text:p>
          </table:table-cell>
          <table:table-cell table:style-name="Tabella5.B2" office:value-type="string">
            <text:p text:style-name="P63">L’utente riesce a selezionare la traduzione corretta</text:p>
          </table:table-cell>
        </table:table-row>
        <table:table-row>
          <table:table-cell table:style-name="Tabella5.A9" office:value-type="string">
            <text:p text:style-name="P44">Scenario Principale</text:p>
          </table:table-cell>
          <table:table-cell table:style-name="Tabella5.B9" office:value-type="string">
            <text:p text:style-name="P69"/>
          </table:table-cell>
        </table:table-row>
        <table:table-row>
          <table:table-cell table:style-name="Tabella5.A10" office:value-type="string">
            <text:p text:style-name="P45">1</text:p>
          </table:table-cell>
          <table:table-cell table:style-name="Tabella5.B10" office:value-type="string">
            <text:p text:style-name="P39">L’utente <text:span text:style-name="T80">selezione un requisito marcato come incerto nell’interfaccia che presenta la traduzione dei requisiti</text:span></text:p>
          </table:table-cell>
        </table:table-row>
        <table:table-row>
          <table:table-cell table:style-name="Tabella5.A10" office:value-type="string">
            <text:p text:style-name="P45">2</text:p>
          </table:table-cell>
          <table:table-cell table:style-name="Tabella5.B10" office:value-type="string">
            <text:p text:style-name="P63">Il sistema mostra all’utente le possibili traduzioni del requisito</text:p>
          </table:table-cell>
        </table:table-row>
        <table:table-row>
          <table:table-cell table:style-name="Tabella5.A10" office:value-type="string">
            <text:p text:style-name="P45">3</text:p>
          </table:table-cell>
          <table:table-cell table:style-name="Tabella5.B10" office:value-type="string">
            <text:p text:style-name="P59">L’utente seleziona <text:span text:style-name="T80">la traduzione che ritiene corretta</text:span></text:p>
          </table:table-cell>
        </table:table-row>
        <table:table-row>
          <table:table-cell table:style-name="Tabella5.A10" office:value-type="string">
            <text:p text:style-name="P45">4</text:p>
          </table:table-cell>
          <table:table-cell table:style-name="Tabella5.B10" office:value-type="string">
            <text:p text:style-name="P65">Il sistema aggiorna la sua traduzione</text:p>
          </table:table-cell>
        </table:table-row>
        <table:table-row>
          <table:table-cell table:style-name="Tabella5.A10" office:value-type="string">
            <text:p text:style-name="P45">5</text:p>
          </table:table-cell>
          <table:table-cell table:style-name="Tabella5.B10" office:value-type="string">
            <text:p text:style-name="P60">Il sistema riporta a<text:span text:style-name="T81">ll’</text:span>interfaccia che presenta la traduzione dei requisiti</text:p>
          </table:table-cell>
        </table:table-row>
        <table:table-row>
          <table:table-cell table:style-name="Tabella5.A15" office:value-type="string">
            <text:p text:style-name="P46">Scenari alternativi</text:p>
          </table:table-cell>
          <table:table-cell table:style-name="Tabella5.B15" office:value-type="string">
            <text:p text:style-name="P52"/>
          </table:table-cell>
        </table:table-row>
        <table:table-row>
          <table:table-cell table:style-name="Tabella5.A16" office:value-type="string">
            <text:p text:style-name="P50"><text:span text:style-name="T82">3</text:span>a</text:p>
          </table:table-cell>
          <table:table-cell table:style-name="Tabella5.B16" office:value-type="string">
            <text:p text:style-name="P62">L’utente non ritiene corretta alcuna traduzione fornita</text:p>
            <text:p text:style-name="P62">1a. L’utente non seleziona alcuna traduzione fornita</text:p>
            <text:p text:style-name="P66">2a. Il sistema ritorna al punto 5 dello scenario principale</text:p>
            <text:p text:style-name="P62">1b. L’utente <text:span text:style-name="T66">richiede di inserire</text:span> manualmente la traduzione che ritiene corretta</text:p>
            <text:p text:style-name="P66">2b. Il sistema <text:span text:style-name="T66">attiva la procedura di Inserisci Manualmente Traduzione (UC6)</text:span></text:p>
          </table:table-cell>
        </table:table-row>
      </table:table>
      <text:p text:style-name="P16"/>
      <text:h text:style-name="P74" text:outline-level="2"><text:span text:style-name="T51">3.2.</text:span><text:span text:style-name="T52">4</text:span><text:span text:style-name="T51"> UC</text:span><text:span text:style-name="T54">5</text:span></text:h>
      <table:table table:name="Tabella6" table:style-name="Tabella6">
        <table:table-column table:style-name="Tabella6.A"/>
        <table:table-column table:style-name="Tabella6.B"/>
        <table:table-row>
          <table:table-cell table:style-name="Tabella6.A1" office:value-type="string">
            <text:p text:style-name="P42">UC<text:span text:style-name="T83">5</text:span></text:p>
          </table:table-cell>
          <table:table-cell table:style-name="Tabella6.B1" office:value-type="string">
            <text:p text:style-name="P69"/>
          </table:table-cell>
        </table:table-row>
        <table:table-row>
          <table:table-cell table:style-name="Tabella6.A2" office:value-type="string">
            <text:p text:style-name="P42">Nome</text:p>
          </table:table-cell>
          <table:table-cell table:style-name="Tabella6.B2" office:value-type="string">
            <text:p text:style-name="P38">Visualizza <text:span text:style-name="T66">M</text:span>essaggio di <text:span text:style-name="T66">E</text:span>rrore</text:p>
          </table:table-cell>
        </table:table-row>
        <table:table-row>
          <table:table-cell table:style-name="Tabella6.A2" office:value-type="string">
            <text:p text:style-name="P42">Livello</text:p>
          </table:table-cell>
          <table:table-cell table:style-name="Tabella6.B2" office:value-type="string">
            <text:p text:style-name="P51">Obiettivo Utente</text:p>
          </table:table-cell>
        </table:table-row>
        <table:table-row>
          <table:table-cell table:style-name="Tabella6.A2" office:value-type="string">
            <text:p text:style-name="P42">Attore Principale</text:p>
          </table:table-cell>
          <table:table-cell table:style-name="Tabella6.B2" office:value-type="string">
            <text:p text:style-name="P51">Utente</text:p>
          </table:table-cell>
        </table:table-row>
        <table:table-row>
          <table:table-cell table:style-name="Tabella6.A2" office:value-type="string">
            <text:p text:style-name="P44">Parti interessate e interessi</text:p>
          </table:table-cell>
          <table:table-cell table:style-name="Tabella6.B2" office:value-type="string">
            <text:p text:style-name="P62">-</text:p>
          </table:table-cell>
        </table:table-row>
        <table:table-row>
          <table:table-cell table:style-name="Tabella6.A2" office:value-type="string">
            <text:p text:style-name="P43">Utente</text:p>
          </table:table-cell>
          <table:table-cell table:style-name="Tabella6.B2" office:value-type="string">
            <text:p text:style-name="P63">Vuole <text:span text:style-name="T83">verificare il motivo per cui la traduzione di un requisito non è andata a </text:span><text:soft-page-break/><text:span text:style-name="T83">buon fine</text:span></text:p>
          </table:table-cell>
        </table:table-row>
        <table:table-row>
          <table:table-cell table:style-name="Tabella6.A2" office:value-type="string">
            <text:p text:style-name="P44">Pre-condizioni</text:p>
          </table:table-cell>
          <table:table-cell table:style-name="Tabella6.B2" office:value-type="string">
            <text:p text:style-name="P64"><text:span text:style-name="T73">È</text:span><text:span text:style-name="T74"> presente almeno un requisito marcato come i</text:span><text:span text:style-name="T75">mpossibile da tradurre</text:span></text:p>
          </table:table-cell>
        </table:table-row>
        <table:table-row>
          <table:table-cell table:style-name="Tabella6.A2" office:value-type="string">
            <text:p text:style-name="P44">Garanzia di successo</text:p>
          </table:table-cell>
          <table:table-cell table:style-name="Tabella6.B2" office:value-type="string">
            <text:p text:style-name="P63">L’utente ries<text:span text:style-name="T83">ce a verificare il motivo per cui la traduzione non è andata a buon fine</text:span></text:p>
          </table:table-cell>
        </table:table-row>
        <table:table-row>
          <table:table-cell table:style-name="Tabella6.A9" office:value-type="string">
            <text:p text:style-name="P44">Scenario Principale</text:p>
          </table:table-cell>
          <table:table-cell table:style-name="Tabella6.B9" office:value-type="string">
            <text:p text:style-name="P69"/>
          </table:table-cell>
        </table:table-row>
        <table:table-row>
          <table:table-cell table:style-name="Tabella6.A10" office:value-type="string">
            <text:p text:style-name="P45">1</text:p>
          </table:table-cell>
          <table:table-cell table:style-name="Tabella6.B10" office:value-type="string">
            <text:p text:style-name="P52">L’utente <text:span text:style-name="T80">selezione un requisito marcato come </text:span><text:span text:style-name="T34">impossible da tradurre</text:span></text:p>
          </table:table-cell>
        </table:table-row>
        <table:table-row>
          <table:table-cell table:style-name="Tabella6.A10" office:value-type="string">
            <text:p text:style-name="P45">2</text:p>
          </table:table-cell>
          <table:table-cell table:style-name="Tabella6.B10" office:value-type="string">
            <text:p text:style-name="P63">Il sistema mostra all’utente <text:span text:style-name="T83">il messaggio di errore associato al requisito</text:span></text:p>
          </table:table-cell>
        </table:table-row>
        <table:table-row>
          <table:table-cell table:style-name="Tabella6.A10" office:value-type="string">
            <text:p text:style-name="P45">3</text:p>
          </table:table-cell>
          <table:table-cell table:style-name="Tabella6.B10" office:value-type="string">
            <text:p text:style-name="P67">L’utente legge il messaggio di errore e notifica il sistema</text:p>
          </table:table-cell>
        </table:table-row>
        <table:table-row>
          <table:table-cell table:style-name="Tabella6.A10" office:value-type="string">
            <text:p text:style-name="P45">4</text:p>
          </table:table-cell>
          <table:table-cell table:style-name="Tabella6.B10" office:value-type="string">
            <text:p text:style-name="P60">Il sistema riporta a<text:span text:style-name="T81">ll’</text:span>interfaccia che presenta la traduzione dei requisiti</text:p>
          </table:table-cell>
        </table:table-row>
        <table:table-row>
          <table:table-cell table:style-name="Tabella6.A14" office:value-type="string">
            <text:p text:style-name="P46">Scenari alternativi</text:p>
          </table:table-cell>
          <table:table-cell table:style-name="Tabella6.B14" office:value-type="string">
            <text:p text:style-name="P52"/>
          </table:table-cell>
        </table:table-row>
      </table:table>
      <text:p text:style-name="P15"/>
      <text:h text:style-name="P74" text:outline-level="2"><text:span text:style-name="T51">3.2.</text:span><text:span text:style-name="T52">4</text:span><text:span text:style-name="T51"> UC</text:span><text:span text:style-name="T55">6</text:span></text:h>
      <table:table table:name="Tabella7" table:style-name="Tabella7">
        <table:table-column table:style-name="Tabella7.A"/>
        <table:table-column table:style-name="Tabella7.B"/>
        <table:table-row>
          <table:table-cell table:style-name="Tabella7.A1" office:value-type="string">
            <text:p text:style-name="P42">UC<text:span text:style-name="T80">4</text:span></text:p>
          </table:table-cell>
          <table:table-cell table:style-name="Tabella7.B1" office:value-type="string">
            <text:p text:style-name="P69"/>
          </table:table-cell>
        </table:table-row>
        <table:table-row>
          <table:table-cell table:style-name="Tabella7.A2" office:value-type="string">
            <text:p text:style-name="P42">Nome</text:p>
          </table:table-cell>
          <table:table-cell table:style-name="Tabella7.B2" office:value-type="string">
            <text:p text:style-name="P41"><text:span text:style-name="T22">Inseri</text:span><text:span text:style-name="T33">sci</text:span><text:span text:style-name="T22"> </text:span><text:span text:style-name="T33">M</text:span><text:span text:style-name="T22">anual</text:span><text:span text:style-name="T33">mente</text:span><text:span text:style-name="T22"> </text:span><text:span text:style-name="T33">T</text:span><text:span text:style-name="T22">raduzione</text:span></text:p>
          </table:table-cell>
        </table:table-row>
        <table:table-row>
          <table:table-cell table:style-name="Tabella7.A2" office:value-type="string">
            <text:p text:style-name="P42">Livello</text:p>
          </table:table-cell>
          <table:table-cell table:style-name="Tabella7.B2" office:value-type="string">
            <text:p text:style-name="P51">Obiettivo Utente</text:p>
          </table:table-cell>
        </table:table-row>
        <table:table-row>
          <table:table-cell table:style-name="Tabella7.A2" office:value-type="string">
            <text:p text:style-name="P42">Attore Principale</text:p>
          </table:table-cell>
          <table:table-cell table:style-name="Tabella7.B2" office:value-type="string">
            <text:p text:style-name="P51">Utente</text:p>
          </table:table-cell>
        </table:table-row>
        <table:table-row>
          <table:table-cell table:style-name="Tabella7.A2" office:value-type="string">
            <text:p text:style-name="P44">Parti interessate e interessi</text:p>
          </table:table-cell>
          <table:table-cell table:style-name="Tabella7.B2" office:value-type="string">
            <text:p text:style-name="P62">-</text:p>
          </table:table-cell>
        </table:table-row>
        <table:table-row>
          <table:table-cell table:style-name="Tabella7.A2" office:value-type="string">
            <text:p text:style-name="P43">Utente</text:p>
          </table:table-cell>
          <table:table-cell table:style-name="Tabella7.B2" office:value-type="string">
            <text:p text:style-name="P63">Vuole <text:span text:style-name="T66">inserire manualmente la traduzione di un requisito</text:span></text:p>
          </table:table-cell>
        </table:table-row>
        <table:table-row>
          <table:table-cell table:style-name="Tabella7.A2" office:value-type="string">
            <text:p text:style-name="P44">Pre-condizioni</text:p>
          </table:table-cell>
          <table:table-cell table:style-name="Tabella7.B2" office:value-type="string">
            <text:p text:style-name="P64"><text:span text:style-name="T73">È</text:span><text:span text:style-name="T74"> </text:span><text:span text:style-name="T76">stata avviata la procedura di inserimento manuale</text:span></text:p>
          </table:table-cell>
        </table:table-row>
        <table:table-row>
          <table:table-cell table:style-name="Tabella7.A2" office:value-type="string">
            <text:p text:style-name="P44">Garanzia di successo</text:p>
          </table:table-cell>
          <table:table-cell table:style-name="Tabella7.B2" office:value-type="string">
            <text:p text:style-name="P63">L’utente riesce a <text:span text:style-name="T66">inserire</text:span> la traduzione corretta</text:p>
          </table:table-cell>
        </table:table-row>
        <table:table-row>
          <table:table-cell table:style-name="Tabella7.A9" office:value-type="string">
            <text:p text:style-name="P44">Scenario Principale</text:p>
          </table:table-cell>
          <table:table-cell table:style-name="Tabella7.B9" office:value-type="string">
            <text:p text:style-name="P69"/>
          </table:table-cell>
        </table:table-row>
        <table:table-row>
          <table:table-cell table:style-name="Tabella7.A10" office:value-type="string">
            <text:p text:style-name="P45">1</text:p>
          </table:table-cell>
          <table:table-cell table:style-name="Tabella7.B10" office:value-type="string">
            <text:p text:style-name="P40">Il sistema richiede all’utente di inserire la traduzione che ritiene corretta</text:p>
          </table:table-cell>
        </table:table-row>
        <table:table-row>
          <table:table-cell table:style-name="Tabella7.A10" office:value-type="string">
            <text:p text:style-name="P45">2</text:p>
          </table:table-cell>
          <table:table-cell table:style-name="Tabella7.B10" office:value-type="string">
            <text:p text:style-name="P68">L’utente inserisce la traduzione che ritiene corretta</text:p>
          </table:table-cell>
        </table:table-row>
        <table:table-row>
          <table:table-cell table:style-name="Tabella7.A10" office:value-type="string">
            <text:p text:style-name="P45">3</text:p>
          </table:table-cell>
          <table:table-cell table:style-name="Tabella7.B10" office:value-type="string">
            <text:p text:style-name="P68">Il sistema verifica che la traduzione sia un formal specification pattern</text:p>
          </table:table-cell>
        </table:table-row>
        <table:table-row>
          <table:table-cell table:style-name="Tabella7.A10" office:value-type="string">
            <text:p text:style-name="P45">4</text:p>
          </table:table-cell>
          <table:table-cell table:style-name="Tabella7.B10" office:value-type="string">
            <text:p text:style-name="P65">Il sistema aggiorna la sua traduzione</text:p>
          </table:table-cell>
        </table:table-row>
        <table:table-row>
          <table:table-cell table:style-name="Tabella7.A10" office:value-type="string">
            <text:p text:style-name="P45">5</text:p>
          </table:table-cell>
          <table:table-cell table:style-name="Tabella7.B10" office:value-type="string">
            <text:p text:style-name="P60">Il sistema riporta a<text:span text:style-name="T81">ll’</text:span>interfaccia che presenta la traduzione dei requisiti</text:p>
          </table:table-cell>
        </table:table-row>
        <table:table-row>
          <table:table-cell table:style-name="Tabella7.A15" office:value-type="string">
            <text:p text:style-name="P46">Scenari alternativi</text:p>
          </table:table-cell>
          <table:table-cell table:style-name="Tabella7.B15" office:value-type="string">
            <text:p text:style-name="P52"/>
          </table:table-cell>
        </table:table-row>
        <table:table-row>
          <table:table-cell table:style-name="Tabella7.A16" office:value-type="string">
            <text:p text:style-name="P50"><text:span text:style-name="T82">3</text:span>a</text:p>
          </table:table-cell>
          <table:table-cell table:style-name="Tabella7.B16" office:value-type="string">
            <text:p text:style-name="P68">La traduzione fornita dall’utente non è un formal specification pattern</text:p>
            <text:p text:style-name="P62">1. <text:span text:style-name="T66">Il sistema notifica all’utente che la traduzione inserita non è accettabile</text:span></text:p>
            <text:p text:style-name="P68">2. Il sistema ritorna al punto 1 dello scenario principale</text:p>
          </table:table-cell>
        </table:table-row>
      </table:table>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fo:font-size="12pt" fo:font-weight="bold" style:font-size-asian="12pt" style:font-weight-asian="bold"/>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text-properties fo:font-weight="normal" officeooo:rsid="008862f2" style:font-weight-asian="normal" style:font-weight-complex="normal"/>
    </style:style>
    <style:style style:name="Default_20_Paragraph_20_Font" style:display-name="Default Paragraph Font" style:family="text"/>
    <style:style style:name="Page_20_Number" style:display-name="Page Number" style:family="text" style:parent-style-name="Default_20_Paragraph_20_Fon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it" fo:country="IT"/>
    </style:style>
    <style:style style:name="MT1" style:family="text">
      <style:text-properties fo:language="it" fo:country="IT"/>
    </style:style>
    <style:style style:name="MT2" style:family="text">
      <style:text-properties fo:language="it" fo:country="IT" officeooo:rsid="009ebf24"/>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7291in" fo:margin-right="0.7528in" style:writing-mode="lr-tb" style:layout-grid-color="#c0c0c0" style:layout-grid-lines="40"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master-page style:name="Convert_20_2" style:display-name="Convert 2" style:page-layout-name="Mpm2">
      <style:header>
        <text:p text:style-name="MP1"/>
      </style:header>
      <style:footer>
        <text:p text:style-name="Footer"><text:span text:style-name="MT1">SRS V 1.0<text:tab/></text:span><text:span text:style-name="Page_20_Number"><text:span text:style-name="MT1"><text:page-number text:select-page="current">9</text:page-number></text:span></text:span><text:span text:style-name="Page_20_Number"><text:span text:style-name="MT1"><text:tab/></text:span></text:span><text:span text:style-name="Page_20_Number"><text:span text:style-name="MT2">02 Aprile</text:span></text:span><text:span text:style-name="Page_20_Number"><text:span text:style-name="MT1"> 2017</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2T15:26:24.374665653</meta:creation-date>
    <meta:generator>LibreOffice/5.1.6.2$Linux_X86_64 LibreOffice_project/10m0$Build-2</meta:generator>
    <dc:date>2017-04-02T18:35:06.005310499</dc:date>
    <meta:editing-duration>PT1M2S</meta:editing-duration>
    <meta:editing-cycles>1</meta:editing-cycles>
    <meta:document-statistic meta:table-count="8" meta:image-count="0" meta:object-count="0" meta:page-count="11" meta:paragraph-count="272" meta:word-count="1681" meta:character-count="11247" meta:non-whitespace-character-count="9829"/>
  </office:meta>
</office:document-meta>
</file>